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63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3.3839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6311in"/>
    </style:style>
    <style:style style:name="co7" style:family="table-column">
      <style:table-column-properties fo:break-before="auto" style:column-width="1.6425in"/>
    </style:style>
    <style:style style:name="co8" style:family="table-column">
      <style:table-column-properties fo:break-before="auto" style:column-width="0.948in"/>
    </style:style>
    <style:style style:name="co9" style:family="table-column">
      <style:table-column-properties fo:break-before="auto" style:column-width="1.8957in"/>
    </style:style>
    <style:style style:name="co10" style:family="table-column">
      <style:table-column-properties fo:break-before="auto" style:column-width="5.0819in"/>
    </style:style>
    <style:style style:name="co11" style:family="table-column">
      <style:table-column-properties fo:break-before="auto" style:column-width="4.9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media-use_20_summary">
      <style:table-properties table:display="true" style:writing-mode="lr-tb"/>
    </style:style>
    <style:style style:name="ta2" style:family="table" style:master-page-name="PageStyle_5f_media-use_20_frequency">
      <style:table-properties table:display="true" style:writing-mode="lr-tb"/>
    </style:style>
    <style:style style:name="ta3" style:family="table" style:master-page-name="PageStyle_5f_info_20_sources">
      <style:table-properties table:display="true" style:writing-mode="lr-tb"/>
    </style:style>
    <style:style style:name="ta4" style:family="table" style:master-page-name="PageStyle_5f_state_20__26__20_fed_2c__20_2004">
      <style:table-properties table:display="true" style:writing-mode="lr-tb"/>
    </style:style>
    <style:style style:name="ta5" style:family="table" style:master-page-name="PageStyle_5f_jails_2c__20_2002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117"/>
    <style:style style:name="ce6" style:family="table-cell" style:parent-style-name="Excel_20_Built-in_20_Normal" style:data-style-name="N118"/>
    <style:style style:name="ce7" style:family="table-cell" style:parent-style-name="Excel_20_Built-in_20_Normal" style:data-style-name="N116"/>
    <style:style style:name="ce8" style:family="table-cell" style:parent-style-name="Excel_20_Built-in_20_Normal" style:data-style-name="N8002"/>
    <style:style style:name="ce9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Normal_20_2" style:data-style-name="N8010"/>
    <style:style style:name="ce13" style:family="table-cell" style:parent-style-name="Normal_20_2" style:data-style-name="N118"/>
    <style:style style:name="ce14" style:family="table-cell" style:parent-style-name="Normal_20_2" style:data-style-name="N8061"/>
    <style:style style:name="ce15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dia-use 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 table:number-columns-spanned="4" table:number-rows-spanned="1">
            <text:p>Time spent with media: inmates vs. non-inmates, U.S. about 2003</text:p>
          </table:table-cell>
          <table:covered-table-cell table:number-columns-repeated="3" table:style-name="ce4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inmate/non-inmate reading time ratio</text:p>
          </table:table-cell>
          <table:table-cell table:style-name="ce5" table:formula="of:=[.D12]/[.D18]" office:value-type="float" office:value="7.00950795494686">
            <text:p>7.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nmates</text:p>
          </table:table-cell>
          <table:table-cell office:value-type="string">
            <text:p>inmate 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e/fed</text:p>
          </table:table-cell>
          <table:table-cell office:value-type="string">
            <text:p>jail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tv availability</text:p>
          </table:table-cell>
          <table:table-cell table:style-name="ce6" table:formula="of:=[$'state &amp; fed, 2004'.E64]" office:value-type="percentage" office:value="0.89872824160563">
            <text:p>89.9%</text:p>
          </table:table-cell>
          <table:table-cell table:style-name="ce6" table:formula="of:=[$'jails, 2002'.E58]" office:value-type="percentage" office:value="0.882049056415039">
            <text:p>88.2%</text:p>
          </table:table-cell>
          <table:table-cell table:style-name="ce6" table:formula="of:=SUMPRODUCT([.B9:.C9];[.B$23:.C$23])" office:value-type="percentage" office:value="0.893122515250618">
            <text:p>89.3%</text:p>
          </table:table-cell>
          <table:table-cell table:number-columns-repeated="2"/>
          <table:table-cell table:style-name="ce9" office:value-type="string">
            <text:p>see sheets "state &amp; fed, 2004" and "jails, 2002"</text:p>
          </table:table-cell>
          <table:table-cell table:number-columns-repeated="1017"/>
        </table:table-row>
        <table:table-row table:style-name="ro1">
          <table:table-cell office:value-type="string">
            <text:p>tv &amp; reading available</text:p>
          </table:table-cell>
          <table:table-cell table:style-name="ce6" table:formula="of:=[$'state &amp; fed, 2004'.E65]" office:value-type="percentage" office:value="0.857196388315986">
            <text:p>85.7%</text:p>
          </table:table-cell>
          <table:table-cell table:style-name="ce6" table:formula="of:=[$'jails, 2002'.E59]" office:value-type="percentage" office:value="0.80084790895388">
            <text:p>80.1%</text:p>
          </table:table-cell>
          <table:table-cell table:style-name="ce6" table:formula="of:=SUMPRODUCT([.B10:.C10];[.B$23:.C$23])" office:value-type="percentage" office:value="0.838258163683573">
            <text:p>83.8%</text:p>
          </table:table-cell>
          <table:table-cell table:number-columns-repeated="1020"/>
        </table:table-row>
        <table:table-row table:style-name="ro1">
          <table:table-cell office:value-type="string">
            <text:p>tv time, where tv and reading available</text:p>
          </table:table-cell>
          <table:table-cell table:style-name="ce5" table:formula="of:=[$'state &amp; fed, 2004'.B77]" office:value-type="float" office:value="2.651079">
            <text:p>2.7</text:p>
          </table:table-cell>
          <table:table-cell table:style-name="ce5" table:formula="of:=[$'jails, 2002'.B70]" office:value-type="float" office:value="2.604195">
            <text:p>2.6</text:p>
          </table:table-cell>
          <table:table-cell table:style-name="ce7" table:formula="of:=SUMPRODUCT([.B11:.C11];[.B$23:.C$23])" office:value-type="float" office:value="2.63532170302025">
            <text:p>2.6</text:p>
          </table:table-cell>
          <table:table-cell table:number-columns-repeated="1020"/>
        </table:table-row>
        <table:table-row table:style-name="ro1">
          <table:table-cell office:value-type="string">
            <text:p>reading time, where tv and reading available</text:p>
          </table:table-cell>
          <table:table-cell table:style-name="ce5" table:formula="of:=[$'state &amp; fed, 2004'.B86]" office:value-type="float" office:value="2.190784">
            <text:p>2.2</text:p>
          </table:table-cell>
          <table:table-cell table:style-name="ce5" table:formula="of:=[$'jails, 2002'.B79]" office:value-type="float" office:value="2.562658">
            <text:p>2.6</text:p>
          </table:table-cell>
          <table:table-cell table:style-name="ce7" table:formula="of:=SUMPRODUCT([.B12:.C12];[.B$23:.C$23])" office:value-type="float" office:value="2.31576755637419">
            <text:p>2.3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style-name="ce7"/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non-inmates: general U.S. population ages 15 &amp; older</text:p>
          </table:table-cell>
          <table:table-cell table:number-columns-repeated="1023"/>
        </table:table-row>
        <table:table-row table:style-name="ro1">
          <table:table-cell table:style-name="ce3"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v time/day</text:p>
          </table:table-cell>
          <table:table-cell office:value-type="float" office:value="2.85">
            <text:p>3</text:p>
          </table:table-cell>
          <table:table-cell office:value-type="float" office:value="2.44">
            <text:p>2</text:p>
          </table:table-cell>
          <table:table-cell table:style-name="ce8" table:formula="of:=SUMPRODUCT([.B17:.C17];[.B$26:.C$26])" office:value-type="float" office:value="2.81455141761728">
            <text:p>2.81</text:p>
          </table:table-cell>
          <table:table-cell table:number-columns-repeated="2"/>
          <table:table-cell table:style-name="ce9" office:value-type="string">
            <text:p>from Table 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ading/day</text:p>
          </table:table-cell>
          <table:table-cell table:formula="of:=(0.3*5+0.37*2)/7" office:value-type="float" office:value="0.32">
            <text:p>0</text:p>
          </table:table-cell>
          <table:table-cell table:formula="of:=(0.42*5+0.49*2)/7" office:value-type="float" office:value="0.44">
            <text:p>0</text:p>
          </table:table-cell>
          <table:table-cell table:style-name="ce8" table:formula="of:=SUMPRODUCT([.B18:.C18];[.B$26:.C$26])" office:value-type="float" office:value="0.330375194843723">
            <text:p>0.33</text:p>
          </table:table-cell>
          <table:table-cell table:number-columns-repeated="2"/>
          <table:table-cell table:style-name="ce9" office:value-type="string">
            <text:p>U.S. Bureau of Labor Statistics. (2005). "Site American Time Use Survey -- 2004 Results." "Item American Time Use Survey -- 2004 Results."American Time Use Survey -- 2004 Results. <text:s/>available at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9" office:value-type="string">
            <text:p><text:s/>http://www.bls.gov/news.release/archives/atus_09202005.pd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weighting facto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e/fed</text:p>
          </table:table-cell>
          <table:table-cell office:value-type="string">
            <text:p>jail</text:p>
          </table:table-cell>
          <table:table-cell table:number-columns-repeated="1021"/>
        </table:table-row>
        <table:table-row table:style-name="ro1">
          <table:table-cell/>
          <table:table-cell table:style-name="ce6" table:formula="of:=([.B30]+[.C30])/[.E30]" office:value-type="percentage" office:value="0.663908860597422">
            <text:p>66.4%</text:p>
          </table:table-cell>
          <table:table-cell table:style-name="ce6" table:formula="of:=[.D30]/[.E30]" office:value-type="percentage" office:value="0.336091139402578">
            <text:p>33.6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/>
          <table:table-cell table:style-name="ce6" table:formula="of:=[.E33]/([.E33]+[.E34])" office:value-type="percentage" office:value="0.913540042968975">
            <text:p>91.4%</text:p>
          </table:table-cell>
          <table:table-cell table:style-name="ce6" table:formula="of:=[.E34]/[.E36]" office:value-type="percentage" office:value="0.0864599570310246">
            <text:p>8.6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pulation data for computing weights</text:p>
          </table:table-cell>
          <table:table-cell table:number-columns-repeated="1023"/>
        </table:table-row>
        <table:table-row table:style-name="ro1">
          <table:table-cell office:value-type="string">
            <text:p>weighting</text:p>
          </table:table-cell>
          <table:table-cell office:value-type="string">
            <text:p>federal</text:p>
          </table:table-cell>
          <table:table-cell office:value-type="string">
            <text:p>state</text:p>
          </table:table-cell>
          <table:table-cell office:value-type="string">
            <text:p>local jail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string">
            <text:p>all 2004 (June 30)</text:p>
          </table:table-cell>
          <table:table-cell office:value-type="float" office:value="169370">
            <text:p>169,370</text:p>
          </table:table-cell>
          <table:table-cell office:value-type="float" office:value="1241034">
            <text:p>1,241,034</text:p>
          </table:table-cell>
          <table:table-cell office:value-type="float" office:value="713990">
            <text:p>713,990</text:p>
          </table:table-cell>
          <table:table-cell table:formula="of:=SUM([.B30:.D30])" office:value-type="float" office:value="2124394">
            <text:p>2,124,394</text:p>
          </table:table-cell>
          <table:table-cell/>
          <table:table-cell table:style-name="ce9" office:value-type="string">
            <text:p>BJS national prisoners statistic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ed/state</text:p>
          </table:table-cell>
          <table:table-cell/>
          <table:table-cell office:value-type="string">
            <text:p>local jail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les 2004 (June 30)</text:p>
          </table:table-cell>
          <table:table-cell office:value-type="float" office:value="1390906">
            <text:p>1,390,906</text:p>
          </table:table-cell>
          <table:table-cell/>
          <table:table-cell office:value-type="float" office:value="619908">
            <text:p>619,908</text:p>
          </table:table-cell>
          <table:table-cell table:formula="of:=[.B33]+[.D33]" office:value-type="float" office:value="2010814">
            <text:p>2,010,814</text:p>
          </table:table-cell>
          <table:table-cell table:number-columns-repeated="1019"/>
        </table:table-row>
        <table:table-row table:style-name="ro1">
          <table:table-cell office:value-type="string">
            <text:p>females 2004 (June 30)</text:p>
          </table:table-cell>
          <table:table-cell office:value-type="float" office:value="103310">
            <text:p>103,310</text:p>
          </table:table-cell>
          <table:table-cell/>
          <table:table-cell office:value-type="float" office:value="86999">
            <text:p>86,999</text:p>
          </table:table-cell>
          <table:table-cell table:formula="of:=[.B34]+[.D34]" office:value-type="float" office:value="190309">
            <text:p>190,3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otal pop.</text:p>
          </table:table-cell>
          <table:table-cell table:formula="of:=SUM([.E33:.E34])" office:value-type="float" office:value="2201123">
            <text:p>2,201,12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x ratio</text:p>
          </table:table-cell>
          <table:table-cell table:formula="of:=[.E33]/[.E34]" office:value-type="float" office:value="10.566047848499">
            <text:p>11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ia-use frequency" table:style-name="ta2" table:print="false">
        <table:table-column table:style-name="co6" table:default-cell-style-name="Normal_20_2"/>
        <table:table-column table:style-name="co2" table:number-columns-repeated="7" table:default-cell-style-name="Normal_20_2"/>
        <table:table-column table:style-name="co7" table:default-cell-style-name="Normal_20_2"/>
        <table:table-column table:style-name="co2" table:number-columns-repeated="2" table:default-cell-style-name="Normal_20_2"/>
        <table:table-column table:style-name="co8" table:default-cell-style-name="Normal_20_2"/>
        <table:table-column table:style-name="co2" table:number-columns-repeated="1012" table:default-cell-style-name="Normal_20_2"/>
        <table:table-row table:style-name="ro1">
          <table:table-cell table:style-name="ce10" office:value-type="string" table:number-columns-spanned="5" table:number-rows-spanned="1">
            <text:p>Frequency of reading: prisoners vs. non-prisoners, U.S. 2003</text:p>
          </table:table-cell>
          <table:covered-table-cell table:number-columns-repeated="4" table:style-name="ce11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string">
            <text:p>tabulated from: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2003 National Assessment of Adult Literacy</text:p>
          </table:table-cell>
          <table:table-cell table:number-columns-repeated="1023"/>
        </table:table-row>
        <table:table-row table:style-name="ro1">
          <table:table-cell office:value-type="string">
            <text:p>Public-Use Data File</text:p>
          </table:table-cell>
          <table:table-cell table:number-columns-repeated="1023"/>
        </table:table-row>
        <table:table-row table:style-name="ro1">
          <table:table-cell office:value-type="string">
            <text:p>Institute of Education Statistics, National Center for Education Statistics</text:p>
          </table:table-cell>
          <table:table-cell table:number-columns-repeated="1023"/>
        </table:table-row>
        <table:table-row table:style-name="ro1">
          <table:table-cell office:value-type="string">
            <text:p>U.S. Dept. of Education</text:p>
          </table:table-cell>
          <table:table-cell table:number-columns-repeated="1023"/>
        </table:table-row>
        <table:table-row table:style-name="ro1">
          <table:table-cell office:value-type="string">
            <text:p>NCES 2007-46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are a sample of persons in state and federal prisons</text:p>
          </table:table-cell>
          <table:table-cell table:number-columns-repeated="1023"/>
        </table:table-row>
        <table:table-row table:style-name="ro1">
          <table:table-cell office:value-type="string">
            <text:p>non-prisoners are a sample of the U.S. non-institutional population ages 15 &amp; ol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prisoners for which English was the first language they learned to read and write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string">
            <text:p>free</text:p>
          </table:table-cell>
          <table:table-cell table:number-columns-repeated="3"/>
          <table:table-cell office:value-type="string">
            <text:p>pris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ooks</text:p>
          </table:table-cell>
          <table:table-cell/>
          <table:table-cell office:value-type="string">
            <text:p>newspapers</text:p>
          </table:table-cell>
          <table:table-cell/>
          <table:table-cell office:value-type="string">
            <text:p>letters or notes</text:p>
          </table:table-cell>
          <table:table-cell table:number-columns-repeated="3"/>
          <table:table-cell office:value-type="string">
            <text:p>English, first lang learned to read and write</text:p>
          </table:table-cell>
          <table:table-cell table:number-columns-repeated="3"/>
          <table:table-cell office:value-type="string">
            <text:p>English, first lang learned to read and writ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table:number-columns-repeated="2"/>
          <table:table-cell office:value-type="string">
            <text:p>newspapers or magazines</text:p>
          </table:table-cell>
          <table:table-cell office:value-type="string">
            <text:p>books</text:p>
          </table:table-cell>
          <table:table-cell office:value-type="string">
            <text:p>letters or notes</text:p>
          </table:table-cell>
          <table:table-cell/>
          <table:table-cell office:value-type="string">
            <text:p>newspapers or magazines</text:p>
          </table:table-cell>
          <table:table-cell office:value-type="string">
            <text:p>books</text:p>
          </table:table-cell>
          <table:table-cell office:value-type="string">
            <text:p>letters or notes</text:p>
          </table:table-cell>
          <table:table-cell table:number-columns-repeated="1008"/>
        </table:table-row>
        <table:table-row table:style-name="ro1">
          <table:table-cell table:formula="of:=[.I17]" office:value-type="string" office:string-value="every day">
            <text:p>every day</text:p>
          </table:table-cell>
          <table:table-cell table:style-name="ce12" table:formula="of:=[.O17]" office:value-type="percentage" office:value="0.528078">
            <text:p>53%</text:p>
          </table:table-cell>
          <table:table-cell table:style-name="ce12" table:formula="of:=[.K17]" office:value-type="percentage" office:value="0.333892">
            <text:p>33%</text:p>
          </table:table-cell>
          <table:table-cell table:style-name="ce12" table:formula="of:=[.N17]" office:value-type="percentage" office:value="0.444215">
            <text:p>44%</text:p>
          </table:table-cell>
          <table:table-cell table:style-name="ce12" table:formula="of:=[.J17]" office:value-type="percentage" office:value="0.514222">
            <text:p>51%</text:p>
          </table:table-cell>
          <table:table-cell table:style-name="ce12" table:formula="of:=[.P17]" office:value-type="percentage" office:value="0.337296">
            <text:p>34%</text:p>
          </table:table-cell>
          <table:table-cell table:style-name="ce12" table:formula="of:=[.L17]" office:value-type="percentage" office:value="0.531889">
            <text:p>53%</text:p>
          </table:table-cell>
          <table:table-cell/>
          <table:table-cell office:value-type="string">
            <text:p>every day</text:p>
          </table:table-cell>
          <table:table-cell table:style-name="ce13" table:formula="of:=[.D43]" office:value-type="percentage" office:value="0.514222">
            <text:p>51.4%</text:p>
          </table:table-cell>
          <table:table-cell table:style-name="ce13" table:formula="of:=[.L43]" office:value-type="percentage" office:value="0.333892">
            <text:p>33.4%</text:p>
          </table:table-cell>
          <table:table-cell table:style-name="ce13" table:formula="of:=[.T43]" office:value-type="percentage" office:value="0.531889">
            <text:p>53.2%</text:p>
          </table:table-cell>
          <table:table-cell/>
          <table:table-cell table:style-name="ce13" table:formula="of:=[.D109]" office:value-type="percentage" office:value="0.444215">
            <text:p>44.4%</text:p>
          </table:table-cell>
          <table:table-cell table:style-name="ce13" table:formula="of:=[.L109]" office:value-type="percentage" office:value="0.528078">
            <text:p>52.8%</text:p>
          </table:table-cell>
          <table:table-cell table:style-name="ce13" table:formula="of:=[.T109]" office:value-type="percentage" office:value="0.337296">
            <text:p>33.7%</text:p>
          </table:table-cell>
          <table:table-cell table:number-columns-repeated="1008"/>
        </table:table-row>
        <table:table-row table:style-name="ro1">
          <table:table-cell table:formula="of:=[.I18]" office:value-type="string" office:string-value="a few times a week">
            <text:p>a few times a week</text:p>
          </table:table-cell>
          <table:table-cell table:style-name="ce12" table:formula="of:=[.O18]" office:value-type="percentage" office:value="0.219496">
            <text:p>22%</text:p>
          </table:table-cell>
          <table:table-cell table:style-name="ce12" table:formula="of:=[.K18]" office:value-type="percentage" office:value="0.205191">
            <text:p>21%</text:p>
          </table:table-cell>
          <table:table-cell table:style-name="ce12" table:formula="of:=[.N18]" office:value-type="percentage" office:value="0.279535">
            <text:p>28%</text:p>
          </table:table-cell>
          <table:table-cell table:style-name="ce12" table:formula="of:=[.J18]" office:value-type="percentage" office:value="0.251244">
            <text:p>25%</text:p>
          </table:table-cell>
          <table:table-cell table:style-name="ce12" table:formula="of:=[.P18]" office:value-type="percentage" office:value="0.339726">
            <text:p>34%</text:p>
          </table:table-cell>
          <table:table-cell table:style-name="ce12" table:formula="of:=[.L18]" office:value-type="percentage" office:value="0.198413">
            <text:p>20%</text:p>
          </table:table-cell>
          <table:table-cell/>
          <table:table-cell office:value-type="string">
            <text:p>a few times a week</text:p>
          </table:table-cell>
          <table:table-cell table:style-name="ce13" table:formula="of:=[.D44]" office:value-type="percentage" office:value="0.251244">
            <text:p>25.1%</text:p>
          </table:table-cell>
          <table:table-cell table:style-name="ce13" table:formula="of:=[.L44]" office:value-type="percentage" office:value="0.205191">
            <text:p>20.5%</text:p>
          </table:table-cell>
          <table:table-cell table:style-name="ce13" table:formula="of:=[.T44]" office:value-type="percentage" office:value="0.198413">
            <text:p>19.8%</text:p>
          </table:table-cell>
          <table:table-cell/>
          <table:table-cell table:style-name="ce13" table:formula="of:=[.D110]" office:value-type="percentage" office:value="0.279535">
            <text:p>28.0%</text:p>
          </table:table-cell>
          <table:table-cell table:style-name="ce13" table:formula="of:=[.L110]" office:value-type="percentage" office:value="0.219496">
            <text:p>21.9%</text:p>
          </table:table-cell>
          <table:table-cell table:style-name="ce13" table:formula="of:=[.T110]" office:value-type="percentage" office:value="0.339726">
            <text:p>34.0%</text:p>
          </table:table-cell>
          <table:table-cell table:number-columns-repeated="1008"/>
        </table:table-row>
        <table:table-row table:style-name="ro1">
          <table:table-cell table:formula="of:=[.I19]" office:value-type="string" office:string-value="once a week">
            <text:p>once a week</text:p>
          </table:table-cell>
          <table:table-cell table:style-name="ce12" table:formula="of:=[.O19]" office:value-type="percentage" office:value="0.085723">
            <text:p>9%</text:p>
          </table:table-cell>
          <table:table-cell table:style-name="ce12" table:formula="of:=[.K19]" office:value-type="percentage" office:value="0.105355">
            <text:p>11%</text:p>
          </table:table-cell>
          <table:table-cell table:style-name="ce12" table:formula="of:=[.N19]" office:value-type="percentage" office:value="0.097318">
            <text:p>10%</text:p>
          </table:table-cell>
          <table:table-cell table:style-name="ce12" table:formula="of:=[.J19]" office:value-type="percentage" office:value="0.113534">
            <text:p>11%</text:p>
          </table:table-cell>
          <table:table-cell table:style-name="ce12" table:formula="of:=[.P19]" office:value-type="percentage" office:value="0.130209">
            <text:p>13%</text:p>
          </table:table-cell>
          <table:table-cell table:style-name="ce12" table:formula="of:=[.L19]" office:value-type="percentage" office:value="0.095195">
            <text:p>10%</text:p>
          </table:table-cell>
          <table:table-cell/>
          <table:table-cell office:value-type="string">
            <text:p>once a week</text:p>
          </table:table-cell>
          <table:table-cell table:style-name="ce13" table:formula="of:=[.D45]" office:value-type="percentage" office:value="0.113534">
            <text:p>11.4%</text:p>
          </table:table-cell>
          <table:table-cell table:style-name="ce13" table:formula="of:=[.L45]" office:value-type="percentage" office:value="0.105355">
            <text:p>10.5%</text:p>
          </table:table-cell>
          <table:table-cell table:style-name="ce13" table:formula="of:=[.T45]" office:value-type="percentage" office:value="0.095195">
            <text:p>9.5%</text:p>
          </table:table-cell>
          <table:table-cell/>
          <table:table-cell table:style-name="ce13" table:formula="of:=[.D111]" office:value-type="percentage" office:value="0.097318">
            <text:p>9.7%</text:p>
          </table:table-cell>
          <table:table-cell table:style-name="ce13" table:formula="of:=[.L111]" office:value-type="percentage" office:value="0.085723">
            <text:p>8.6%</text:p>
          </table:table-cell>
          <table:table-cell table:style-name="ce13" table:formula="of:=[.T111]" office:value-type="percentage" office:value="0.130209">
            <text:p>13.0%</text:p>
          </table:table-cell>
          <table:table-cell table:number-columns-repeated="1008"/>
        </table:table-row>
        <table:table-row table:style-name="ro1">
          <table:table-cell table:formula="of:=[.I20]" office:value-type="string" office:string-value="less than once a week">
            <text:p>less than once a week</text:p>
          </table:table-cell>
          <table:table-cell table:style-name="ce12" table:formula="of:=[.O20]" office:value-type="percentage" office:value="0.110156">
            <text:p>11%</text:p>
          </table:table-cell>
          <table:table-cell table:style-name="ce12" table:formula="of:=[.K20]" office:value-type="percentage" office:value="0.256151">
            <text:p>26%</text:p>
          </table:table-cell>
          <table:table-cell table:style-name="ce12" table:formula="of:=[.N20]" office:value-type="percentage" office:value="0.101642">
            <text:p>10%</text:p>
          </table:table-cell>
          <table:table-cell table:style-name="ce12" table:formula="of:=[.J20]" office:value-type="percentage" office:value="0.087319">
            <text:p>9%</text:p>
          </table:table-cell>
          <table:table-cell table:style-name="ce12" table:formula="of:=[.P20]" office:value-type="percentage" office:value="0.141026">
            <text:p>14%</text:p>
          </table:table-cell>
          <table:table-cell table:style-name="ce12" table:formula="of:=[.L20]" office:value-type="percentage" office:value="0.125425">
            <text:p>13%</text:p>
          </table:table-cell>
          <table:table-cell/>
          <table:table-cell office:value-type="string">
            <text:p>less than once a week</text:p>
          </table:table-cell>
          <table:table-cell table:style-name="ce13" table:formula="of:=[.D46]" office:value-type="percentage" office:value="0.087319">
            <text:p>8.7%</text:p>
          </table:table-cell>
          <table:table-cell table:style-name="ce13" table:formula="of:=[.L46]" office:value-type="percentage" office:value="0.256151">
            <text:p>25.6%</text:p>
          </table:table-cell>
          <table:table-cell table:style-name="ce13" table:formula="of:=[.T46]" office:value-type="percentage" office:value="0.125425">
            <text:p>12.5%</text:p>
          </table:table-cell>
          <table:table-cell/>
          <table:table-cell table:style-name="ce13" table:formula="of:=[.D112]" office:value-type="percentage" office:value="0.101642">
            <text:p>10.2%</text:p>
          </table:table-cell>
          <table:table-cell table:style-name="ce13" table:formula="of:=[.L112]" office:value-type="percentage" office:value="0.110156">
            <text:p>11.0%</text:p>
          </table:table-cell>
          <table:table-cell table:style-name="ce13" table:formula="of:=[.T112]" office:value-type="percentage" office:value="0.141026">
            <text:p>14.1%</text:p>
          </table:table-cell>
          <table:table-cell table:number-columns-repeated="1008"/>
        </table:table-row>
        <table:table-row table:style-name="ro1">
          <table:table-cell table:formula="of:=[.I21]" office:value-type="string" office:string-value="never">
            <text:p>never</text:p>
          </table:table-cell>
          <table:table-cell table:style-name="ce12" table:formula="of:=[.O21]" office:value-type="percentage" office:value="0.056547">
            <text:p>6%</text:p>
          </table:table-cell>
          <table:table-cell table:style-name="ce12" table:formula="of:=[.K21]" office:value-type="percentage" office:value="0.09941">
            <text:p>10%</text:p>
          </table:table-cell>
          <table:table-cell table:style-name="ce12" table:formula="of:=[.N21]" office:value-type="percentage" office:value="0.07729">
            <text:p>8%</text:p>
          </table:table-cell>
          <table:table-cell table:style-name="ce12" table:formula="of:=[.J21]" office:value-type="percentage" office:value="0.033682">
            <text:p>3%</text:p>
          </table:table-cell>
          <table:table-cell table:style-name="ce12" table:formula="of:=[.P21]" office:value-type="percentage" office:value="0.051743">
            <text:p>5%</text:p>
          </table:table-cell>
          <table:table-cell table:style-name="ce12" table:formula="of:=[.L21]" office:value-type="percentage" office:value="0.049077">
            <text:p>5%</text:p>
          </table:table-cell>
          <table:table-cell/>
          <table:table-cell office:value-type="string">
            <text:p>never</text:p>
          </table:table-cell>
          <table:table-cell table:style-name="ce13" table:formula="of:=[.D47]" office:value-type="percentage" office:value="0.033682">
            <text:p>3.4%</text:p>
          </table:table-cell>
          <table:table-cell table:style-name="ce13" table:formula="of:=[.L47]" office:value-type="percentage" office:value="0.09941">
            <text:p>9.9%</text:p>
          </table:table-cell>
          <table:table-cell table:style-name="ce13" table:formula="of:=[.T47]" office:value-type="percentage" office:value="0.049077">
            <text:p>4.9%</text:p>
          </table:table-cell>
          <table:table-cell/>
          <table:table-cell table:style-name="ce13" table:formula="of:=[.D113]" office:value-type="percentage" office:value="0.07729">
            <text:p>7.7%</text:p>
          </table:table-cell>
          <table:table-cell table:style-name="ce13" table:formula="of:=[.L113]" office:value-type="percentage" office:value="0.056547">
            <text:p>5.7%</text:p>
          </table:table-cell>
          <table:table-cell table:style-name="ce13" table:formula="of:=[.T113]" office:value-type="percentage" office:value="0.051743">
            <text:p>5.2%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3" table:number-columns-repeated="3"/>
          <table:table-cell table:number-columns-repeated="1012"/>
        </table:table-row>
        <table:table-row table:style-name="ro1">
          <table:table-cell table:number-columns-repeated="9"/>
          <table:table-cell table:style-name="ce13" table:formula="of:=SUM([.J17:.J21])" office:value-type="percentage" office:value="1.000001">
            <text:p>100.0%</text:p>
          </table:table-cell>
          <table:table-cell table:style-name="ce13" table:formula="of:=SUM([.K17:.K21])" office:value-type="percentage" office:value="0.999999">
            <text:p>100.0%</text:p>
          </table:table-cell>
          <table:table-cell table:style-name="ce13" table:formula="of:=SUM([.L17:.L21])" office:value-type="percentage" office:value="0.999999">
            <text:p>100.0%</text:p>
          </table:table-cell>
          <table:table-cell/>
          <table:table-cell table:style-name="ce13" table:formula="of:=SUM([.N17:.N21])" office:value-type="percentage" office:value="1">
            <text:p>100.0%</text:p>
          </table:table-cell>
          <table:table-cell table:style-name="ce13" table:formula="of:=SUM([.O17:.O21])" office:value-type="percentage" office:value="1">
            <text:p>100.0%</text:p>
          </table:table-cell>
          <table:table-cell table:style-name="ce13" table:formula="of:=SUM([.P17:.P21])" office:value-type="percentage" office:value="1">
            <text:p>100.0%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vyprop</text:p>
          </table:table-cell>
          <table:table-cell office:value-type="string">
            <text:p>drdengpr,</text:p>
          </table:table-cell>
          <table:table-cell office:value-type="string">
            <text:p>subpop(freeeng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bk,</text:p>
          </table:table-cell>
          <table:table-cell office:value-type="string">
            <text:p>subpop(freeeng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ln,</text:p>
          </table:table-cell>
          <table:table-cell office:value-type="string">
            <text:p>subpop(freeeng)</text:p>
          </table:table-cell>
          <table:table-cell office:value-type="string">
            <text:p>nolabel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07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3">
            <text:p>19243</text:p>
          </table:table-cell>
          <table:table-cell table:number-columns-repeated="1001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1003"/>
        </table:table-row>
        <table:table-row table:style-name="ro1">
          <table:table-cell office:value-type="string">
            <text:p>Subpop.:</text:p>
          </table:table-cell>
          <table:table-cell office:value-type="string">
            <text:p>free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5554">
            <text:p>15554</text:p>
          </table:table-cell>
          <table:table-cell office:value-type="string">
            <text:p>Subpop.:</text:p>
          </table:table-cell>
          <table:table-cell office:value-type="string">
            <text:p>free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5553">
            <text:p>15553</text:p>
          </table:table-cell>
          <table:table-cell office:value-type="string">
            <text:p>Subpop.:</text:p>
          </table:table-cell>
          <table:table-cell office:value-type="string">
            <text:p>free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5551">
            <text:p>1555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189100000">
            <text:p>1.89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189100000">
            <text:p>1.89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189100000">
            <text:p>1.89E+08</text:p>
          </table:table-cell>
          <table:table-cell table:number-columns-repeated="1003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rdengpr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bk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ln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float" office:value="0.514222">
            <text:p>0.514222</text:p>
          </table:table-cell>
          <table:table-cell office:value-type="float" office:value="0.005047">
            <text:p>0.00504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275">
            <text:p>5275</text:p>
          </table:table-cell>
          <table:table-cell office:value-type="float" office:value="0.333892">
            <text:p>0.333892</text:p>
          </table:table-cell>
          <table:table-cell office:value-type="float" office:value="0.004392">
            <text:p>0.00439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8174">
            <text:p>8174</text:p>
          </table:table-cell>
          <table:table-cell office:value-type="float" office:value="0.531889">
            <text:p>0.531889</text:p>
          </table:table-cell>
          <table:table-cell office:value-type="float" office:value="0.005016">
            <text:p>0.00501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041">
            <text:p>4041</text:p>
          </table:table-cell>
          <table:table-cell office:value-type="float" office:value="0.251244">
            <text:p>0.251244</text:p>
          </table:table-cell>
          <table:table-cell office:value-type="float" office:value="0.007944">
            <text:p>0.00794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205">
            <text:p>3205</text:p>
          </table:table-cell>
          <table:table-cell office:value-type="float" office:value="0.205191">
            <text:p>0.205191</text:p>
          </table:table-cell>
          <table:table-cell office:value-type="float" office:value="0.005101">
            <text:p>0.00510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125">
            <text:p>3125</text:p>
          </table:table-cell>
          <table:table-cell office:value-type="float" office:value="0.198413">
            <text:p>0.198413</text:p>
          </table:table-cell>
          <table:table-cell office:value-type="float" office:value="0.002326">
            <text:p>0.00232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63">
            <text:p>1863</text:p>
          </table:table-cell>
          <table:table-cell office:value-type="float" office:value="0.113534">
            <text:p>0.113534</text:p>
          </table:table-cell>
          <table:table-cell office:value-type="float" office:value="0.004608">
            <text:p>0.00460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642">
            <text:p>1642</text:p>
          </table:table-cell>
          <table:table-cell office:value-type="float" office:value="0.105355">
            <text:p>0.105355</text:p>
          </table:table-cell>
          <table:table-cell office:value-type="float" office:value="0.002305">
            <text:p>0.00230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436">
            <text:p>1436</text:p>
          </table:table-cell>
          <table:table-cell office:value-type="float" office:value="0.095195">
            <text:p>0.095195</text:p>
          </table:table-cell>
          <table:table-cell office:value-type="float" office:value="0.008585">
            <text:p>0.0085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70">
            <text:p>1370</text:p>
          </table:table-cell>
          <table:table-cell office:value-type="float" office:value="0.087319">
            <text:p>0.087319</text:p>
          </table:table-cell>
          <table:table-cell office:value-type="float" office:value="0.002241">
            <text:p>0.00224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843">
            <text:p>3843</text:p>
          </table:table-cell>
          <table:table-cell office:value-type="float" office:value="0.256151">
            <text:p>0.256151</text:p>
          </table:table-cell>
          <table:table-cell office:value-type="float" office:value="0.002677">
            <text:p>0.00267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976">
            <text:p>1976</text:p>
          </table:table-cell>
          <table:table-cell office:value-type="float" office:value="0.125425">
            <text:p>0.125425</text:p>
          </table:table-cell>
          <table:table-cell office:value-type="float" office:value="0.001599">
            <text:p>0.00159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0.033682">
            <text:p>0.033682</text:p>
          </table:table-cell>
          <table:table-cell office:value-type="float" office:value="0.000534">
            <text:p>0.00053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588">
            <text:p>1588</text:p>
          </table:table-cell>
          <table:table-cell office:value-type="float" office:value="0.09941">
            <text:p>0.09941</text:p>
          </table:table-cell>
          <table:table-cell office:value-type="float" office:value="0.001107">
            <text:p>0.00110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840">
            <text:p>840</text:p>
          </table:table-cell>
          <table:table-cell office:value-type="float" office:value="0.049077">
            <text:p>0.049077</text:p>
          </table:table-cell>
          <table:table-cell office:value-type="float" office:value="0.002847">
            <text:p>0.002847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office:value-type="string">
            <text:p>.</text:p>
          </table:table-cell>
          <table:table-cell table:number-columns-repeated="15"/>
          <table:table-cell office:value-type="string">
            <text:p>.</text:p>
          </table:table-cell>
          <table:table-cell table:number-columns-repeated="7"/>
          <table:table-cell office:value-type="string">
            <text:p>.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English</text:p>
          </table:table-cell>
          <table:table-cell table:number-columns-repeated="2"/>
          <table:table-cell office:value-type="string">
            <text:p>Spanish</text:p>
          </table:table-cell>
          <table:table-cell table:number-columns-repeated="2"/>
          <table:table-cell office:value-type="string">
            <text:p>Other language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ewspapers or magazines</text:p>
          </table:table-cell>
          <table:table-cell office:value-type="string">
            <text:p>books</text:p>
          </table:table-cell>
          <table:table-cell office:value-type="string">
            <text:p>letters or notes</text:p>
          </table:table-cell>
          <table:table-cell office:value-type="string">
            <text:p>newspapers or magazines</text:p>
          </table:table-cell>
          <table:table-cell office:value-type="string">
            <text:p>books</text:p>
          </table:table-cell>
          <table:table-cell office:value-type="string">
            <text:p>letters or notes</text:p>
          </table:table-cell>
          <table:table-cell office:value-type="string">
            <text:p>newspapers or magazines</text:p>
          </table:table-cell>
          <table:table-cell office:value-type="string">
            <text:p>books</text:p>
          </table:table-cell>
          <table:table-cell office:value-type="string">
            <text:p>letters or not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very day</text:p>
          </table:table-cell>
          <table:table-cell table:style-name="ce13" table:formula="of:=[.D83]" office:value-type="percentage" office:value="0.484195">
            <text:p>48.4%</text:p>
          </table:table-cell>
          <table:table-cell table:style-name="ce13" table:formula="of:=[.L83]" office:value-type="percentage" office:value="0.315126">
            <text:p>31.5%</text:p>
          </table:table-cell>
          <table:table-cell table:style-name="ce13" table:formula="of:=[.T83]" office:value-type="percentage" office:value="0.507265">
            <text:p>50.7%</text:p>
          </table:table-cell>
          <table:table-cell table:style-name="ce13" table:formula="of:=[.AB83]" office:value-type="percentage" office:value="0.012213">
            <text:p>1.2%</text:p>
          </table:table-cell>
          <table:table-cell table:style-name="ce13" table:formula="of:=[.AR83]" office:value-type="percentage" office:value="0.009147">
            <text:p>0.9%</text:p>
          </table:table-cell>
          <table:table-cell table:style-name="ce13" table:formula="of:=[.BH83]" office:value-type="percentage" office:value="0.011022">
            <text:p>1.1%</text:p>
          </table:table-cell>
          <table:table-cell table:style-name="ce13" table:formula="of:=[.AJ83]" office:value-type="percentage" office:value="0.004658">
            <text:p>0.5%</text:p>
          </table:table-cell>
          <table:table-cell table:style-name="ce13" table:formula="of:=[.AZ83]" office:value-type="percentage" office:value="0.003198">
            <text:p>0.3%</text:p>
          </table:table-cell>
          <table:table-cell table:style-name="ce13" table:formula="of:=[.BP83]" office:value-type="percentage" office:value="0.002846">
            <text:p>0.3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few times a week</text:p>
          </table:table-cell>
          <table:table-cell table:style-name="ce13" table:formula="of:=[.D84]" office:value-type="percentage" office:value="0.247844">
            <text:p>24.8%</text:p>
          </table:table-cell>
          <table:table-cell table:style-name="ce13" table:formula="of:=[.L84]" office:value-type="percentage" office:value="0.200089">
            <text:p>20.0%</text:p>
          </table:table-cell>
          <table:table-cell table:style-name="ce13" table:formula="of:=[.T84]" office:value-type="percentage" office:value="0.196538">
            <text:p>19.7%</text:p>
          </table:table-cell>
          <table:table-cell table:style-name="ce13" table:formula="of:=[.AB84]" office:value-type="percentage" office:value="0.019624">
            <text:p>2.0%</text:p>
          </table:table-cell>
          <table:table-cell table:style-name="ce13" table:formula="of:=[.AR84]" office:value-type="percentage" office:value="0.015236">
            <text:p>1.5%</text:p>
          </table:table-cell>
          <table:table-cell table:style-name="ce13" table:formula="of:=[.BH84]" office:value-type="percentage" office:value="0.021411">
            <text:p>2.1%</text:p>
          </table:table-cell>
          <table:table-cell table:style-name="ce13" table:formula="of:=[.AJ84]" office:value-type="percentage" office:value="0.008295">
            <text:p>0.8%</text:p>
          </table:table-cell>
          <table:table-cell table:style-name="ce13" table:formula="of:=[.AZ84]" office:value-type="percentage" office:value="0.005513">
            <text:p>0.6%</text:p>
          </table:table-cell>
          <table:table-cell table:style-name="ce13" table:formula="of:=[.BP84]" office:value-type="percentage" office:value="0.006279">
            <text:p>0.6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nce a week</text:p>
          </table:table-cell>
          <table:table-cell table:style-name="ce13" table:formula="of:=[.D85]" office:value-type="percentage" office:value="0.115849">
            <text:p>11.6%</text:p>
          </table:table-cell>
          <table:table-cell table:style-name="ce13" table:formula="of:=[.L85]" office:value-type="percentage" office:value="0.104231">
            <text:p>10.4%</text:p>
          </table:table-cell>
          <table:table-cell table:style-name="ce13" table:formula="of:=[.T85]" office:value-type="percentage" office:value="0.095517">
            <text:p>9.6%</text:p>
          </table:table-cell>
          <table:table-cell table:style-name="ce13" table:formula="of:=[.AB85]" office:value-type="percentage" office:value="0.016019">
            <text:p>1.6%</text:p>
          </table:table-cell>
          <table:table-cell table:style-name="ce13" table:formula="of:=[.AR85]" office:value-type="percentage" office:value="0.012624">
            <text:p>1.3%</text:p>
          </table:table-cell>
          <table:table-cell table:style-name="ce13" table:formula="of:=[.BH85]" office:value-type="percentage" office:value="0.012743">
            <text:p>1.3%</text:p>
          </table:table-cell>
          <table:table-cell table:style-name="ce13" table:formula="of:=[.AJ85]" office:value-type="percentage" office:value="0.00694">
            <text:p>0.7%</text:p>
          </table:table-cell>
          <table:table-cell table:style-name="ce13" table:formula="of:=[.AZ85]" office:value-type="percentage" office:value="0.004386">
            <text:p>0.4%</text:p>
          </table:table-cell>
          <table:table-cell table:style-name="ce13" table:formula="of:=[.BP85]" office:value-type="percentage" office:value="0.005871">
            <text:p>0.6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ss than once a week</text:p>
          </table:table-cell>
          <table:table-cell table:style-name="ce13" table:formula="of:=[.D86]" office:value-type="percentage" office:value="0.09119">
            <text:p>9.1%</text:p>
          </table:table-cell>
          <table:table-cell table:style-name="ce13" table:formula="of:=[.L86]" office:value-type="percentage" office:value="0.250918">
            <text:p>25.1%</text:p>
          </table:table-cell>
          <table:table-cell table:style-name="ce13" table:formula="of:=[.T86]" office:value-type="percentage" office:value="0.126652">
            <text:p>12.7%</text:p>
          </table:table-cell>
          <table:table-cell table:style-name="ce13" table:formula="of:=[.AB86]" office:value-type="percentage" office:value="0.025817">
            <text:p>2.6%</text:p>
          </table:table-cell>
          <table:table-cell table:style-name="ce13" table:formula="of:=[.AR86]" office:value-type="percentage" office:value="0.025539">
            <text:p>2.6%</text:p>
          </table:table-cell>
          <table:table-cell table:style-name="ce13" table:formula="of:=[.BH86]" office:value-type="percentage" office:value="0.027795">
            <text:p>2.8%</text:p>
          </table:table-cell>
          <table:table-cell table:style-name="ce13" table:formula="of:=[.AJ86]" office:value-type="percentage" office:value="0.02214">
            <text:p>2.2%</text:p>
          </table:table-cell>
          <table:table-cell table:style-name="ce13" table:formula="of:=[.AZ86]" office:value-type="percentage" office:value="0.022665">
            <text:p>2.3%</text:p>
          </table:table-cell>
          <table:table-cell table:style-name="ce13" table:formula="of:=[.BP86]" office:value-type="percentage" office:value="0.027322">
            <text:p>2.7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ver</text:p>
          </table:table-cell>
          <table:table-cell table:style-name="ce13" table:formula="of:=[.D87]" office:value-type="percentage" office:value="0.060922">
            <text:p>6.1%</text:p>
          </table:table-cell>
          <table:table-cell table:style-name="ce13" table:formula="of:=[.L87]" office:value-type="percentage" office:value="0.129635">
            <text:p>13.0%</text:p>
          </table:table-cell>
          <table:table-cell table:style-name="ce13" table:formula="of:=[.T87]" office:value-type="percentage" office:value="0.074028">
            <text:p>7.4%</text:p>
          </table:table-cell>
          <table:table-cell table:style-name="ce13" table:formula="of:=[.AB87]" office:value-type="percentage" office:value="0.035598">
            <text:p>3.6%</text:p>
          </table:table-cell>
          <table:table-cell table:style-name="ce13" table:formula="of:=[.AR87]" office:value-type="percentage" office:value="0.046725">
            <text:p>4.7%</text:p>
          </table:table-cell>
          <table:table-cell table:style-name="ce13" table:formula="of:=[.BH87]" office:value-type="percentage" office:value="0.0363">
            <text:p>3.6%</text:p>
          </table:table-cell>
          <table:table-cell table:style-name="ce13" table:formula="of:=[.AJ87]" office:value-type="percentage" office:value="0.046576">
            <text:p>4.7%</text:p>
          </table:table-cell>
          <table:table-cell table:style-name="ce13" table:formula="of:=[.AZ87]" office:value-type="percentage" office:value="0.052847">
            <text:p>5.3%</text:p>
          </table:table-cell>
          <table:table-cell table:style-name="ce13" table:formula="of:=[.BP87]" office:value-type="percentage" office:value="0.04629">
            <text:p>4.6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ot applicable</text:p>
          </table:table-cell>
          <table:table-cell table:style-name="ce13" table:number-columns-repeated="3"/>
          <table:table-cell table:style-name="ce13" table:formula="of:=[.AB88]" office:value-type="percentage" office:value="0.890729">
            <text:p>89.1%</text:p>
          </table:table-cell>
          <table:table-cell table:style-name="ce13" table:formula="of:=[.AR88]" office:value-type="percentage" office:value="0.890729">
            <text:p>89.1%</text:p>
          </table:table-cell>
          <table:table-cell table:style-name="ce13" table:formula="of:=[.BH88]" office:value-type="percentage" office:value="0.890729">
            <text:p>89.1%</text:p>
          </table:table-cell>
          <table:table-cell table:style-name="ce13" table:formula="of:=[.AJ88]" office:value-type="percentage" office:value="0.911392">
            <text:p>91.1%</text:p>
          </table:table-cell>
          <table:table-cell table:style-name="ce13" table:formula="of:=[.AZ88]" office:value-type="percentage" office:value="0.911392">
            <text:p>91.1%</text:p>
          </table:table-cell>
          <table:table-cell table:style-name="ce13" table:formula="of:=[.BP88]" office:value-type="percentage" office:value="0.911392">
            <text:p>91.1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" table:formula="of:=SUM([.C55:.C60])" office:value-type="percentage" office:value="1">
            <text:p>100.0%</text:p>
          </table:table-cell>
          <table:table-cell table:style-name="ce13" table:formula="of:=SUM([.D55:.D60])" office:value-type="percentage" office:value="0.999999">
            <text:p>100.0%</text:p>
          </table:table-cell>
          <table:table-cell table:style-name="ce13" table:formula="of:=SUM([.E55:.E60])" office:value-type="percentage" office:value="1">
            <text:p>100.0%</text:p>
          </table:table-cell>
          <table:table-cell table:style-name="ce13" table:formula="of:=SUM([.F55:.F60])" office:value-type="percentage" office:value="1">
            <text:p>100.0%</text:p>
          </table:table-cell>
          <table:table-cell table:style-name="ce13" table:formula="of:=SUM([.G55:.G60])" office:value-type="percentage" office:value="1">
            <text:p>100.0%</text:p>
          </table:table-cell>
          <table:table-cell table:style-name="ce13" table:formula="of:=SUM([.H55:.H60])" office:value-type="percentage" office:value="1">
            <text:p>100.0%</text:p>
          </table:table-cell>
          <table:table-cell table:style-name="ce13" table:formula="of:=SUM([.I55:.I60])" office:value-type="percentage" office:value="1.000001">
            <text:p>100.0%</text:p>
          </table:table-cell>
          <table:table-cell table:style-name="ce13" table:formula="of:=SUM([.J55:.J60])" office:value-type="percentage" office:value="1.000001">
            <text:p>100.0%</text:p>
          </table:table-cell>
          <table:table-cell table:style-name="ce13" table:formula="of:=SUM([.K55:.K60])" office:value-type="percentage" office:value="1">
            <text:p>100.0%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vyprop</text:p>
          </table:table-cell>
          <table:table-cell office:value-type="string">
            <text:p>drdengpr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bk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ln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sppaper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otpaper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spbook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otbook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spnotes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otnotes,</text:p>
          </table:table-cell>
          <table:table-cell office:value-type="string">
            <text:p>subpop(free)</text:p>
          </table:table-cell>
          <table:table-cell office:value-type="string">
            <text:p>nolabel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959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3">
            <text:p>19243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8">
            <text:p>19258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4">
            <text:p>19254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8">
            <text:p>19258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4">
            <text:p>19254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8">
            <text:p>19258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4">
            <text:p>19254</text:p>
          </table:table-cell>
          <table:table-cell table:number-columns-repeated="953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953"/>
        </table:table-row>
        <table:table-row table:style-name="ro1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953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955"/>
        </table:table-row>
        <table:table-row table:style-name="ro1"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0">
            <text:p>18090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0">
            <text:p>18090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88">
            <text:p>18088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102">
            <text:p>18102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8">
            <text:p>18098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102">
            <text:p>18102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8">
            <text:p>18098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102">
            <text:p>18102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8">
            <text:p>18098</text:p>
          </table:table-cell>
          <table:table-cell table:number-columns-repeated="952"/>
        </table:table-row>
        <table:table-row table:style-name="ro1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6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6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6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955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958"/>
        </table:table-row>
        <table:table-row table:style-name="ro1">
          <table:table-cell/>
          <table:table-cell office:value-type="string">
            <text:p>drdengpr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bk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ln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sppaper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otpaper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spbook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otbook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spnotes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otnotes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953"/>
        </table:table-row>
        <table:table-row table:style-name="ro1">
          <table:table-cell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-</text:p>
          </table:table-cell>
          <table:table-cell table:number-columns-repeated="7"/>
          <table:table-cell office:value-type="string">
            <text:p>-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--</text:p>
          </table:table-cell>
          <table:table-cell table:number-columns-repeated="7"/>
          <table:table-cell office:value-type="string">
            <text:p>-------------------------------------------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227">
            <text:p>8227</text:p>
          </table:table-cell>
          <table:table-cell office:value-type="float" office:value="0.484195">
            <text:p>0.484195</text:p>
          </table:table-cell>
          <table:table-cell office:value-type="float" office:value="0.00605">
            <text:p>0.0060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0.315126">
            <text:p>0.315126</text:p>
          </table:table-cell>
          <table:table-cell office:value-type="float" office:value="0.003391">
            <text:p>0.00339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8913">
            <text:p>8913</text:p>
          </table:table-cell>
          <table:table-cell office:value-type="float" office:value="0.507265">
            <text:p>0.507265</text:p>
          </table:table-cell>
          <table:table-cell office:value-type="float" office:value="0.005597">
            <text:p>0.00559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0.012213">
            <text:p>0.012213</text:p>
          </table:table-cell>
          <table:table-cell office:value-type="float" office:value="0.00019">
            <text:p>0.0001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.004658">
            <text:p>0.004658</text:p>
          </table:table-cell>
          <table:table-cell office:value-type="float" office:value="0.000793">
            <text:p>0.00079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0.009147">
            <text:p>0.009147</text:p>
          </table:table-cell>
          <table:table-cell office:value-type="float" office:value="0.000174">
            <text:p>0.00017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003198">
            <text:p>0.003198</text:p>
          </table:table-cell>
          <table:table-cell office:value-type="float" office:value="0.0002">
            <text:p>0.000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0.011022">
            <text:p>0.011022</text:p>
          </table:table-cell>
          <table:table-cell office:value-type="float" office:value="0.000195">
            <text:p>0.00019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.002846">
            <text:p>0.002846</text:p>
          </table:table-cell>
          <table:table-cell office:value-type="float" office:value="0.000545">
            <text:p>0.000545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564">
            <text:p>4564</text:p>
          </table:table-cell>
          <table:table-cell office:value-type="float" office:value="0.247844">
            <text:p>0.247844</text:p>
          </table:table-cell>
          <table:table-cell office:value-type="float" office:value="0.009864">
            <text:p>0.00986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581">
            <text:p>3581</text:p>
          </table:table-cell>
          <table:table-cell office:value-type="float" office:value="0.200089">
            <text:p>0.200089</text:p>
          </table:table-cell>
          <table:table-cell office:value-type="float" office:value="0.00393">
            <text:p>0.0039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576">
            <text:p>3576</text:p>
          </table:table-cell>
          <table:table-cell office:value-type="float" office:value="0.196538">
            <text:p>0.196538</text:p>
          </table:table-cell>
          <table:table-cell office:value-type="float" office:value="0.002138">
            <text:p>0.00213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31">
            <text:p>531</text:p>
          </table:table-cell>
          <table:table-cell office:value-type="float" office:value="0.019624">
            <text:p>0.019624</text:p>
          </table:table-cell>
          <table:table-cell office:value-type="float" office:value="0.000629">
            <text:p>0.00062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0.008295">
            <text:p>0.008295</text:p>
          </table:table-cell>
          <table:table-cell office:value-type="float" office:value="0.000167">
            <text:p>0.00016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0.015236">
            <text:p>0.015236</text:p>
          </table:table-cell>
          <table:table-cell office:value-type="float" office:value="0.000932">
            <text:p>0.0009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0.005513">
            <text:p>0.005513</text:p>
          </table:table-cell>
          <table:table-cell office:value-type="float" office:value="0.000408">
            <text:p>0.00040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33">
            <text:p>533</text:p>
          </table:table-cell>
          <table:table-cell office:value-type="float" office:value="0.021411">
            <text:p>0.021411</text:p>
          </table:table-cell>
          <table:table-cell office:value-type="float" office:value="0.000647">
            <text:p>0.00064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0.006279">
            <text:p>0.006279</text:p>
          </table:table-cell>
          <table:table-cell office:value-type="float" office:value="0.001004">
            <text:p>0.001004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02">
            <text:p>2202</text:p>
          </table:table-cell>
          <table:table-cell office:value-type="float" office:value="0.115849">
            <text:p>0.115849</text:p>
          </table:table-cell>
          <table:table-cell office:value-type="float" office:value="0.004213">
            <text:p>0.00421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865">
            <text:p>1865</text:p>
          </table:table-cell>
          <table:table-cell office:value-type="float" office:value="0.104231">
            <text:p>0.104231</text:p>
          </table:table-cell>
          <table:table-cell office:value-type="float" office:value="0.002755">
            <text:p>0.00275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662">
            <text:p>1662</text:p>
          </table:table-cell>
          <table:table-cell office:value-type="float" office:value="0.095517">
            <text:p>0.095517</text:p>
          </table:table-cell>
          <table:table-cell office:value-type="float" office:value="0.006539">
            <text:p>0.00653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0.016019">
            <text:p>0.016019</text:p>
          </table:table-cell>
          <table:table-cell office:value-type="float" office:value="0.000402">
            <text:p>0.00040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0.00694">
            <text:p>0.00694</text:p>
          </table:table-cell>
          <table:table-cell office:value-type="float" office:value="0.000195">
            <text:p>0.00019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0.012624">
            <text:p>0.012624</text:p>
          </table:table-cell>
          <table:table-cell office:value-type="float" office:value="0.000366">
            <text:p>0.00036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0.004386">
            <text:p>0.004386</text:p>
          </table:table-cell>
          <table:table-cell office:value-type="float" office:value="0.000596">
            <text:p>0.00059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0.012743">
            <text:p>0.012743</text:p>
          </table:table-cell>
          <table:table-cell office:value-type="float" office:value="0.000446">
            <text:p>0.00044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0.005871">
            <text:p>0.005871</text:p>
          </table:table-cell>
          <table:table-cell office:value-type="float" office:value="0.000396">
            <text:p>0.000396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95">
            <text:p>1695</text:p>
          </table:table-cell>
          <table:table-cell office:value-type="float" office:value="0.09119">
            <text:p>0.09119</text:p>
          </table:table-cell>
          <table:table-cell office:value-type="float" office:value="0.000722">
            <text:p>0.0007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4325">
            <text:p>4325</text:p>
          </table:table-cell>
          <table:table-cell office:value-type="float" office:value="0.250918">
            <text:p>0.250918</text:p>
          </table:table-cell>
          <table:table-cell office:value-type="float" office:value="0.001529">
            <text:p>0.00152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311">
            <text:p>2311</text:p>
          </table:table-cell>
          <table:table-cell office:value-type="float" office:value="0.126652">
            <text:p>0.126652</text:p>
          </table:table-cell>
          <table:table-cell office:value-type="float" office:value="0.003542">
            <text:p>0.00354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30">
            <text:p>630</text:p>
          </table:table-cell>
          <table:table-cell office:value-type="float" office:value="0.025817">
            <text:p>0.025817</text:p>
          </table:table-cell>
          <table:table-cell office:value-type="float" office:value="0.000804">
            <text:p>0.00080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0.02214">
            <text:p>0.02214</text:p>
          </table:table-cell>
          <table:table-cell office:value-type="float" office:value="0.002361">
            <text:p>0.00236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19">
            <text:p>619</text:p>
          </table:table-cell>
          <table:table-cell office:value-type="float" office:value="0.025539">
            <text:p>0.025539</text:p>
          </table:table-cell>
          <table:table-cell office:value-type="float" office:value="0.001136">
            <text:p>0.00113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0.022665">
            <text:p>0.022665</text:p>
          </table:table-cell>
          <table:table-cell office:value-type="float" office:value="0.002021">
            <text:p>0.00202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96">
            <text:p>696</text:p>
          </table:table-cell>
          <table:table-cell office:value-type="float" office:value="0.027795">
            <text:p>0.027795</text:p>
          </table:table-cell>
          <table:table-cell office:value-type="float" office:value="0.000787">
            <text:p>0.00078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office:value-type="float" office:value="0.027322">
            <text:p>0.027322</text:p>
          </table:table-cell>
          <table:table-cell office:value-type="float" office:value="0.0009">
            <text:p>0.0009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02">
            <text:p>1402</text:p>
          </table:table-cell>
          <table:table-cell office:value-type="float" office:value="0.060922">
            <text:p>0.060922</text:p>
          </table:table-cell>
          <table:table-cell office:value-type="float" office:value="0.000324">
            <text:p>0.00032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2644">
            <text:p>2644</text:p>
          </table:table-cell>
          <table:table-cell office:value-type="float" office:value="0.129635">
            <text:p>0.129635</text:p>
          </table:table-cell>
          <table:table-cell office:value-type="float" office:value="0.000702">
            <text:p>0.00070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626">
            <text:p>1626</text:p>
          </table:table-cell>
          <table:table-cell office:value-type="float" office:value="0.074028">
            <text:p>0.074028</text:p>
          </table:table-cell>
          <table:table-cell office:value-type="float" office:value="0.002348">
            <text:p>0.002348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846">
            <text:p>846</text:p>
          </table:table-cell>
          <table:table-cell office:value-type="float" office:value="0.035598">
            <text:p>0.035598</text:p>
          </table:table-cell>
          <table:table-cell office:value-type="float" office:value="0.001612">
            <text:p>0.00161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0.046576">
            <text:p>0.046576</text:p>
          </table:table-cell>
          <table:table-cell office:value-type="float" office:value="0.004061">
            <text:p>0.00406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145">
            <text:p>1145</text:p>
          </table:table-cell>
          <table:table-cell office:value-type="float" office:value="0.046725">
            <text:p>0.046725</text:p>
          </table:table-cell>
          <table:table-cell office:value-type="float" office:value="0.002513">
            <text:p>0.00251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773">
            <text:p>773</text:p>
          </table:table-cell>
          <table:table-cell office:value-type="float" office:value="0.052847">
            <text:p>0.052847</text:p>
          </table:table-cell>
          <table:table-cell office:value-type="float" office:value="0.005154">
            <text:p>0.00515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870">
            <text:p>870</text:p>
          </table:table-cell>
          <table:table-cell office:value-type="float" office:value="0.0363">
            <text:p>0.0363</text:p>
          </table:table-cell>
          <table:table-cell office:value-type="float" office:value="0.002477">
            <text:p>0.00247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692">
            <text:p>692</text:p>
          </table:table-cell>
          <table:table-cell office:value-type="float" office:value="0.04629">
            <text:p>0.04629</text:p>
          </table:table-cell>
          <table:table-cell office:value-type="float" office:value="0.005135">
            <text:p>0.005135</text:p>
          </table:table-cell>
          <table:table-cell table:number-columns-repeated="955"/>
        </table:table-row>
        <table:table-row table:style-name="ro1">
          <table:table-cell table:number-columns-repeated="25"/>
          <table:table-cell office:value-type="float" office:value="98">
            <text:p>98</text:p>
          </table:table-cell>
          <table:table-cell office:value-type="float" office:value="15387">
            <text:p>15387</text:p>
          </table:table-cell>
          <table:table-cell office:value-type="float" office:value="0.890729">
            <text:p>0.890729</text:p>
          </table:table-cell>
          <table:table-cell office:value-type="float" office:value="0.003259">
            <text:p>0.003259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16799">
            <text:p>16799</text:p>
          </table:table-cell>
          <table:table-cell office:value-type="float" office:value="0.911392">
            <text:p>0.911392</text:p>
          </table:table-cell>
          <table:table-cell office:value-type="float" office:value="0.007188">
            <text:p>0.007188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15387">
            <text:p>15387</text:p>
          </table:table-cell>
          <table:table-cell office:value-type="float" office:value="0.890729">
            <text:p>0.890729</text:p>
          </table:table-cell>
          <table:table-cell office:value-type="float" office:value="0.003259">
            <text:p>0.003259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16799">
            <text:p>16799</text:p>
          </table:table-cell>
          <table:table-cell office:value-type="float" office:value="0.911392">
            <text:p>0.911392</text:p>
          </table:table-cell>
          <table:table-cell office:value-type="float" office:value="0.007188">
            <text:p>0.007188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15387">
            <text:p>15387</text:p>
          </table:table-cell>
          <table:table-cell office:value-type="float" office:value="0.890729">
            <text:p>0.890729</text:p>
          </table:table-cell>
          <table:table-cell office:value-type="float" office:value="0.003259">
            <text:p>0.003259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16799">
            <text:p>16799</text:p>
          </table:table-cell>
          <table:table-cell office:value-type="float" office:value="0.911392">
            <text:p>0.911392</text:p>
          </table:table-cell>
          <table:table-cell office:value-type="float" office:value="0.007188">
            <text:p>0.007188</text:p>
          </table:table-cell>
          <table:table-cell table:number-columns-repeated="955"/>
        </table:table-row>
        <table:table-row table:style-name="ro1">
          <table:table-cell table:number-columns-repeated="25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7"/>
          <table:table-cell office:value-type="string">
            <text:p>+-------------------------------------------+</text:p>
          </table:table-cell>
          <table:table-cell table:number-columns-repeated="95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vyprop</text:p>
          </table:table-cell>
          <table:table-cell office:value-type="string">
            <text:p>drdengpr,</text:p>
          </table:table-cell>
          <table:table-cell office:value-type="string">
            <text:p>subpop(prisoneng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bk,</text:p>
          </table:table-cell>
          <table:table-cell office:value-type="string">
            <text:p>subpop(prisoneng)</text:p>
          </table:table-cell>
          <table:table-cell office:value-type="string">
            <text:p>nolabel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rdengln,</text:p>
          </table:table-cell>
          <table:table-cell office:value-type="string">
            <text:p>subpop(prisoneng)</text:p>
          </table:table-cell>
          <table:table-cell office:value-type="string">
            <text:p>nolabel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07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5">
            <text:p>19245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3">
            <text:p>19243</text:p>
          </table:table-cell>
          <table:table-cell table:number-columns-repeated="1001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1003"/>
        </table:table-row>
        <table:table-row table:style-name="ro1">
          <table:table-cell office:value-type="string">
            <text:p>Subpop.:</text:p>
          </table:table-cell>
          <table:table-cell office:value-type="string">
            <text:p>prison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060">
            <text:p>1060</text:p>
          </table:table-cell>
          <table:table-cell office:value-type="string">
            <text:p>Subpop.:</text:p>
          </table:table-cell>
          <table:table-cell office:value-type="string">
            <text:p>prison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060">
            <text:p>1060</text:p>
          </table:table-cell>
          <table:table-cell office:value-type="string">
            <text:p>Subpop.:</text:p>
          </table:table-cell>
          <table:table-cell office:value-type="string">
            <text:p>prisoneng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060">
            <text:p>106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253313.5">
            <text:p>1253313.5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253313.5">
            <text:p>1253313.5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253313.5">
            <text:p>1253313.5</text:p>
          </table:table-cell>
          <table:table-cell table:number-columns-repeated="1003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rdengpr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bk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rdengln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-----------------------------------------</text:p>
          </table:table-cell>
          <table:table-cell table:number-columns-repeated="7"/>
          <table:table-cell office:value-type="string">
            <text:p>-----------------------------------------</text:p>
          </table:table-cell>
          <table:table-cell table:number-columns-repeated="7"/>
          <table:table-cell office:value-type="string">
            <text:p>-----------------------------------------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0.444215">
            <text:p>0.444215</text:p>
          </table:table-cell>
          <table:table-cell office:value-type="float" office:value="0.018825">
            <text:p>0.01882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0.528078">
            <text:p>0.528078</text:p>
          </table:table-cell>
          <table:table-cell office:value-type="float" office:value="0.010159">
            <text:p>0.0101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0.337296">
            <text:p>0.337296</text:p>
          </table:table-cell>
          <table:table-cell office:value-type="float" office:value="0.013751">
            <text:p>0.01375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0.279535">
            <text:p>0.279535</text:p>
          </table:table-cell>
          <table:table-cell office:value-type="float" office:value="0.011026">
            <text:p>0.01102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0.219496">
            <text:p>0.219496</text:p>
          </table:table-cell>
          <table:table-cell office:value-type="float" office:value="0.000132">
            <text:p>0.0001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0.339726">
            <text:p>0.339726</text:p>
          </table:table-cell>
          <table:table-cell office:value-type="float" office:value="0.017094">
            <text:p>0.01709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0.097318">
            <text:p>0.097318</text:p>
          </table:table-cell>
          <table:table-cell office:value-type="float" office:value="0.019453">
            <text:p>0.01945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0.085723">
            <text:p>0.085723</text:p>
          </table:table-cell>
          <table:table-cell office:value-type="float" office:value="0.002206">
            <text:p>0.00220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0.130209">
            <text:p>0.130209</text:p>
          </table:table-cell>
          <table:table-cell office:value-type="float" office:value="0.009297">
            <text:p>0.00929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0.101642">
            <text:p>0.101642</text:p>
          </table:table-cell>
          <table:table-cell office:value-type="float" office:value="0.001918">
            <text:p>0.00191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0.110156">
            <text:p>0.110156</text:p>
          </table:table-cell>
          <table:table-cell office:value-type="float" office:value="0.008229">
            <text:p>0.00822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float" office:value="0.141026">
            <text:p>0.141026</text:p>
          </table:table-cell>
          <table:table-cell office:value-type="float" office:value="0.011309">
            <text:p>0.01130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0.07729">
            <text:p>0.07729</text:p>
          </table:table-cell>
          <table:table-cell office:value-type="float" office:value="0.00848">
            <text:p>0.00848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.056547">
            <text:p>0.056547</text:p>
          </table:table-cell>
          <table:table-cell office:value-type="float" office:value="0.000144">
            <text:p>0.00014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0.051743">
            <text:p>0.051743</text:p>
          </table:table-cell>
          <table:table-cell office:value-type="float" office:value="0.001332">
            <text:p>0.001332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 sources" table:style-name="ta3" table:print="false">
        <table:table-column table:style-name="co2" table:default-cell-style-name="Normal_20_2"/>
        <table:table-column table:style-name="co9" table:default-cell-style-name="Normal_20_2"/>
        <table:table-column table:style-name="co2" table:number-columns-repeated="1022" table:default-cell-style-name="Normal_20_2"/>
        <table:table-row table:style-name="ro1">
          <table:table-cell table:style-name="ce10" office:value-type="string" table:number-columns-spanned="9" table:number-rows-spanned="1">
            <text:p>Sources of information about current events, public affairs, and government: prisoners vs. non-prisoners, U.S. 2003</text:p>
          </table:table-cell>
          <table:covered-table-cell table:number-columns-repeated="8"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ulated from:</text:p>
          </table:table-cell>
          <table:table-cell table:number-columns-repeated="1023"/>
        </table:table-row>
        <table:table-row table:style-name="ro1">
          <table:table-cell office:value-type="string">
            <text:p>2003 National Assessment of Adult Literacy</text:p>
          </table:table-cell>
          <table:table-cell table:number-columns-repeated="1023"/>
        </table:table-row>
        <table:table-row table:style-name="ro1">
          <table:table-cell office:value-type="string">
            <text:p>Public-Use Data File</text:p>
          </table:table-cell>
          <table:table-cell table:number-columns-repeated="1023"/>
        </table:table-row>
        <table:table-row table:style-name="ro1">
          <table:table-cell office:value-type="string">
            <text:p>Institute of Education Statistics, National Center for Education Statistics</text:p>
          </table:table-cell>
          <table:table-cell table:number-columns-repeated="1023"/>
        </table:table-row>
        <table:table-row table:style-name="ro1">
          <table:table-cell office:value-type="string">
            <text:p>U.S. Dept. of Education</text:p>
          </table:table-cell>
          <table:table-cell table:number-columns-repeated="1023"/>
        </table:table-row>
        <table:table-row table:style-name="ro1">
          <table:table-cell office:value-type="string">
            <text:p>NCES 2007-46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are a sample of persons in state and federal prisons</text:p>
          </table:table-cell>
          <table:table-cell table:number-columns-repeated="1023"/>
        </table:table-row>
        <table:table-row table:style-name="ro1">
          <table:table-cell office:value-type="string">
            <text:p>non-prisoners are a sample of the U.S. non-institutional population ages 15 &amp; old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nformation source</text:p>
          </table:table-cell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dio and tv</text:p>
          </table:table-cell>
          <table:table-cell table:style-name="ce12" office:value-type="percentage" office:value="0.816386">
            <text:p>82%</text:p>
          </table:table-cell>
          <table:table-cell table:style-name="ce12" office:value-type="percentage" office:value="0.892684">
            <text:p>89%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 table:style-name="ce12" office:value-type="percentage" office:value="0.643506">
            <text:p>64%</text:p>
          </table:table-cell>
          <table:table-cell table:style-name="ce12" office:value-type="percentage" office:value="0.643442">
            <text:p>64%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mily, friends, coworkers</text:p>
          </table:table-cell>
          <table:table-cell table:style-name="ce12" office:value-type="percentage" office:value="0.54879">
            <text:p>55%</text:p>
          </table:table-cell>
          <table:table-cell table:style-name="ce12" office:value-type="percentage" office:value="0.631206">
            <text:p>63%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azines</text:p>
          </table:table-cell>
          <table:table-cell table:style-name="ce12" office:value-type="percentage" office:value="0.53551">
            <text:p>54%</text:p>
          </table:table-cell>
          <table:table-cell table:style-name="ce12" office:value-type="percentage" office:value="0.447384">
            <text:p>45%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net</text:p>
          </table:table-cell>
          <table:table-cell table:style-name="ce12"/>
          <table:table-cell table:style-name="ce12" office:value-type="percentage" office:value="0.447384">
            <text:p>45%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oks and brochures</text:p>
          </table:table-cell>
          <table:table-cell table:style-name="ce12" office:value-type="percentage" office:value="0.517306">
            <text:p>52%</text:p>
          </table:table-cell>
          <table:table-cell table:style-name="ce12" office:value-type="percentage" office:value="0.429866">
            <text:p>43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390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395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00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05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995"/>
        </table:table-row>
        <table:table-row table:style-name="ro1">
          <table:table-cell table:number-columns-repeated="32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10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15,</text:p>
          </table:table-cell>
          <table:table-cell office:value-type="string">
            <text:p>subpop(freepop)</text:p>
          </table:table-cell>
          <table:table-cell office:value-type="string">
            <text:p>nolabel</text:p>
          </table:table-cell>
          <table:table-cell table:number-columns-repeated="979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Note:</text:p>
          </table:table-cell>
          <table:table-cell office:value-type="string">
            <text:p>subpop()</text:p>
          </table:table-cell>
          <table:table-cell office:value-type="string">
            <text:p>subpopulation</text:p>
          </table:table-cell>
          <table:table-cell office:value-type="string">
            <text:p>is</text:p>
          </table:table-cell>
          <table:table-cell office:value-type="string">
            <text:p>same</text:p>
          </table:table-cell>
          <table:table-cell office:value-type="string">
            <text:p>as</text:p>
          </table:table-cell>
          <table:table-cell office:value-type="string">
            <text:p>full</text:p>
          </table:table-cell>
          <table:table-cell office:value-type="string">
            <text:p>population</text:p>
          </table:table-cell>
          <table:table-cell office:value-type="string">
            <text:p>------------------------------------------------------------------------------</text:p>
          </table:table-cell>
          <table:table-cell table:number-columns-repeated="999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9">
            <text:p>19249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8">
            <text:p>19248</text:p>
          </table:table-cell>
          <table:table-cell/>
          <table:table-cell office:value-type="string">
            <text:p>subpop()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indicates</text:p>
          </table:table-cell>
          <table:table-cell office:value-type="string">
            <text:p>observation</text:p>
          </table:table-cell>
          <table:table-cell office:value-type="string">
            <text:p>in</text:p>
          </table:table-cell>
          <table:table-cell office:value-type="string">
            <text:p>subpopulation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7">
            <text:p>19247</text:p>
          </table:table-cell>
          <table:table-cell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983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bpop()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office:value-type="string">
            <text:p>indicates</text:p>
          </table:table-cell>
          <table:table-cell office:value-type="string">
            <text:p>observation</text:p>
          </table:table-cell>
          <table:table-cell office:value-type="string">
            <text:p>not</text:p>
          </table:table-cell>
          <table:table-cell office:value-type="string">
            <text:p>in</text:p>
          </table:table-cell>
          <table:table-cell office:value-type="string">
            <text:p>subpopulation</text:p>
          </table:table-cell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6">
            <text:p>19246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6">
            <text:p>19246</text:p>
          </table:table-cell>
          <table:table-cell table:number-columns-repeated="977"/>
        </table:table-row>
        <table:table-row table:style-name="ro1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3"/>
          <table:table-cell office:value-type="string">
            <text:p>------------------------------------------------------------------------------</text:p>
          </table:table-cell>
          <table:table-cell table:number-columns-repeated="8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3"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4">
            <text:p>18094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table:style-name="ce14"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3">
            <text:p>18093</text:p>
          </table:table-cell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3">
            <text:p>18093</text:p>
          </table:table-cell>
          <table:table-cell/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2">
            <text:p>18092</text:p>
          </table:table-cell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3"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3"/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1">
            <text:p>18091</text:p>
          </table:table-cell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1">
            <text:p>18091</text:p>
          </table:table-cell>
          <table:table-cell table:number-columns-repeated="976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3"/>
          <table:table-cell table:style-name="ce14"/>
          <table:table-cell table:number-columns-repeated="3"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------------------------------------------------------------------------------</text:p>
          </table:table-cell>
          <table:table-cell table:number-columns-repeated="8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400000">
            <text:p>2.14E+08</text:p>
          </table:table-cell>
          <table:table-cell table:number-columns-repeated="979"/>
        </table:table-row>
        <table:table-row table:style-name="ro1">
          <table:table-cell table:number-columns-repeated="17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11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983"/>
        </table:table-row>
        <table:table-row table:style-name="ro1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3">
            <text:p>18093</text:p>
          </table:table-cell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4500000">
            <text:p>2.15E+08</text:p>
          </table:table-cell>
          <table:table-cell table:number-columns-repeated="11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6"/>
          <table:table-cell office:value-type="string">
            <text:p>------------------------------------------------------------------------------</text:p>
          </table:table-cell>
          <table:table-cell table:number-columns-repeated="8"/>
          <table:table-cell office:value-type="string">
            <text:p>+------------------------------------------+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dbq139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39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10"/>
          <table:table-cell office:value-type="string">
            <text:p>dbq140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-----------------------------------------</text:p>
          </table:table-cell>
          <table:table-cell table:number-columns-repeated="7"/>
          <table:table-cell office:value-type="string">
            <text:p>-----------------------------------------</text:p>
          </table:table-cell>
          <table:table-cell table:number-columns-repeated="6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6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dbq141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41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292">
            <text:p>5292</text:p>
          </table:table-cell>
          <table:table-cell office:value-type="float" office:value="0.306774">
            <text:p>0.306774</text:p>
          </table:table-cell>
          <table:table-cell office:value-type="float" office:value="0.004582">
            <text:p>0.00458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0.104673">
            <text:p>0.104673</text:p>
          </table:table-cell>
          <table:table-cell office:value-type="float" office:value="0.000458">
            <text:p>0.000458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10889">
            <text:p>10889</text:p>
          </table:table-cell>
          <table:table-cell office:value-type="float" office:value="0.606015">
            <text:p>0.606015</text:p>
          </table:table-cell>
          <table:table-cell office:value-type="float" office:value="0.001536">
            <text:p>0.001536</text:p>
          </table:table-cell>
          <table:table-cell table:number-columns-repeated="4"/>
          <table:table-cell office:value-type="string">
            <text:p>-----------------------------------------</text:p>
          </table:table-cell>
          <table:table-cell table:number-columns-repeated="7"/>
          <table:table-cell office:value-type="string">
            <text:p>-----------------------------------------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171">
            <text:p>6171</text:p>
          </table:table-cell>
          <table:table-cell office:value-type="float" office:value="0.336668">
            <text:p>0.336668</text:p>
          </table:table-cell>
          <table:table-cell office:value-type="float" office:value="0.002016">
            <text:p>0.00201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097">
            <text:p>6097</text:p>
          </table:table-cell>
          <table:table-cell office:value-type="float" office:value="0.342711">
            <text:p>0.342711</text:p>
          </table:table-cell>
          <table:table-cell office:value-type="float" office:value="0.00112">
            <text:p>0.00112</text:p>
          </table:table-cell>
          <table:table-cell table:number-columns-repeated="4"/>
          <table:table-cell office:value-type="string">
            <text:p>+-----------------------------------------+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5069">
            <text:p>5069</text:p>
          </table:table-cell>
          <table:table-cell office:value-type="float" office:value="0.286669">
            <text:p>0.286669</text:p>
          </table:table-cell>
          <table:table-cell office:value-type="float" office:value="0.001968">
            <text:p>0.00196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105089">
            <text:p>0.105089</text:p>
          </table:table-cell>
          <table:table-cell office:value-type="float" office:value="0.004006">
            <text:p>0.00400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904">
            <text:p>3904</text:p>
          </table:table-cell>
          <table:table-cell office:value-type="float" office:value="0.210404">
            <text:p>0.210404</text:p>
          </table:table-cell>
          <table:table-cell office:value-type="float" office:value="0.000663">
            <text:p>0.00066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78">
            <text:p>4178</text:p>
          </table:table-cell>
          <table:table-cell office:value-type="float" office:value="0.236941">
            <text:p>0.236941</text:p>
          </table:table-cell>
          <table:table-cell office:value-type="float" office:value="0.000639">
            <text:p>0.00063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637">
            <text:p>5637</text:p>
          </table:table-cell>
          <table:table-cell office:value-type="float" office:value="0.322352">
            <text:p>0.322352</text:p>
          </table:table-cell>
          <table:table-cell office:value-type="float" office:value="0.00084">
            <text:p>0.00084</text:p>
          </table:table-cell>
          <table:table-cell table:number-columns-repeated="4"/>
          <table:table-cell office:value-type="string">
            <text:p>dbq140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706">
            <text:p>1706</text:p>
          </table:table-cell>
          <table:table-cell office:value-type="float" office:value="0.087054">
            <text:p>0.087054</text:p>
          </table:table-cell>
          <table:table-cell office:value-type="float" office:value="0.001863">
            <text:p>0.00186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804">
            <text:p>5804</text:p>
          </table:table-cell>
          <table:table-cell office:value-type="float" office:value="0.324777">
            <text:p>0.324777</text:p>
          </table:table-cell>
          <table:table-cell office:value-type="float" office:value="0.005417">
            <text:p>0.00541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360">
            <text:p>7360</text:p>
          </table:table-cell>
          <table:table-cell office:value-type="float" office:value="0.420802">
            <text:p>0.420802</text:p>
          </table:table-cell>
          <table:table-cell office:value-type="float" office:value="0.001385">
            <text:p>0.00138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53">
            <text:p>2453</text:p>
          </table:table-cell>
          <table:table-cell office:value-type="float" office:value="0.119618">
            <text:p>0.119618</text:p>
          </table:table-cell>
          <table:table-cell office:value-type="float" office:value="0.00193">
            <text:p>0.0019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4436">
            <text:p>4436</text:p>
          </table:table-cell>
          <table:table-cell office:value-type="float" office:value="0.230263">
            <text:p>0.230263</text:p>
          </table:table-cell>
          <table:table-cell office:value-type="float" office:value="0.000747">
            <text:p>0.000747</text:p>
          </table:table-cell>
          <table:table-cell table:number-columns-repeated="4"/>
          <table:table-cell office:value-type="string">
            <text:p>-----------------------------------------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0.020262">
            <text:p>0.020262</text:p>
          </table:table-cell>
          <table:table-cell office:value-type="float" office:value="0.00143">
            <text:p>0.0014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510">
            <text:p>5510</text:p>
          </table:table-cell>
          <table:table-cell office:value-type="float" office:value="0.319548">
            <text:p>0.319548</text:p>
          </table:table-cell>
          <table:table-cell office:value-type="float" office:value="0.002969">
            <text:p>0.00296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937">
            <text:p>4937</text:p>
          </table:table-cell>
          <table:table-cell office:value-type="float" office:value="0.278341">
            <text:p>0.278341</text:p>
          </table:table-cell>
          <table:table-cell office:value-type="float" office:value="0.001091">
            <text:p>0.001091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3686">
            <text:p>3686</text:p>
          </table:table-cell>
          <table:table-cell office:value-type="float" office:value="0.215223">
            <text:p>0.215223</text:p>
          </table:table-cell>
          <table:table-cell office:value-type="float" office:value="0.001902">
            <text:p>0.001902</text:p>
          </table:table-cell>
          <table:table-cell table:number-columns-repeated="4"/>
          <table:table-cell office:value-type="string">
            <text:p>+------------------------------------------+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4752">
            <text:p>4752</text:p>
          </table:table-cell>
          <table:table-cell office:value-type="float" office:value="0.250586">
            <text:p>0.250586</text:p>
          </table:table-cell>
          <table:table-cell office:value-type="float" office:value="0.00156">
            <text:p>0.0015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890">
            <text:p>1890</text:p>
          </table:table-cell>
          <table:table-cell office:value-type="float" office:value="0.090453">
            <text:p>0.090453</text:p>
          </table:table-cell>
          <table:table-cell office:value-type="float" office:value="0.000369">
            <text:p>0.000369</text:p>
          </table:table-cell>
          <table:table-cell table:number-columns-repeated="979"/>
        </table:table-row>
        <table:table-row table:style-name="ro1">
          <table:table-cell/>
          <table:table-cell office:value-type="string">
            <text:p>non-prisoners</text:p>
          </table:table-cell>
          <table:table-cell table:number-columns-repeated="15"/>
          <table:table-cell office:value-type="float" office:value="2">
            <text:p>2</text:p>
          </table:table-cell>
          <table:table-cell office:value-type="float" office:value="3533">
            <text:p>3533</text:p>
          </table:table-cell>
          <table:table-cell office:value-type="float" office:value="0.21359">
            <text:p>0.21359</text:p>
          </table:table-cell>
          <table:table-cell office:value-type="float" office:value="0.007299">
            <text:p>0.007299</text:p>
          </table:table-cell>
          <table:table-cell table:number-columns-repeated="12"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dbq1390</text:p>
          </table:table-cell>
          <table:table-cell office:value-type="string">
            <text:p>dbq1395</text:p>
          </table:table-cell>
          <table:table-cell table:formula="of:=[.R42]" office:value-type="string" office:string-value="dbq1400">
            <text:p>dbq1400</text:p>
          </table:table-cell>
          <table:table-cell table:formula="of:=[.Z38]" office:value-type="string" office:string-value="dbq1405">
            <text:p>dbq1405</text:p>
          </table:table-cell>
          <table:table-cell table:formula="of:=[.AH39]" office:value-type="string" office:string-value="dbq1410">
            <text:p>dbq1410</text:p>
          </table:table-cell>
          <table:table-cell table:formula="of:=[.AP39]" office:value-type="string" office:string-value="dbq1415">
            <text:p>dbq1415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2697">
            <text:p>2697</text:p>
          </table:table-cell>
          <table:table-cell office:value-type="float" office:value="0.155174">
            <text:p>0.155174</text:p>
          </table:table-cell>
          <table:table-cell office:value-type="float" office:value="0.003319">
            <text:p>0.003319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newspaper</text:p>
          </table:table-cell>
          <table:table-cell office:value-type="string">
            <text:p>magazines</text:p>
          </table:table-cell>
          <table:table-cell office:value-type="string">
            <text:p>internet</text:p>
          </table:table-cell>
          <table:table-cell office:value-type="string">
            <text:p>radio and tv</text:p>
          </table:table-cell>
          <table:table-cell office:value-type="string">
            <text:p>books and brochures</text:p>
          </table:table-cell>
          <table:table-cell office:value-type="string">
            <text:p>family, friends, coworkers</text:p>
          </table:table-cell>
          <table:table-cell table:number-columns-repeated="1017"/>
        </table:table-row>
        <table:table-row table:style-name="ro1">
          <table:table-cell office:value-type="string">
            <text:p>a lot or some</text:p>
          </table:table-cell>
          <table:table-cell table:style-name="ce13" table:formula="of:=[.B49]+[.B50]" office:value-type="percentage" office:value="0.643442">
            <text:p>64.3%</text:p>
          </table:table-cell>
          <table:table-cell table:style-name="ce13" table:formula="of:=[.C49]+[.C50]" office:value-type="percentage" office:value="0.447384">
            <text:p>44.7%</text:p>
          </table:table-cell>
          <table:table-cell table:style-name="ce13" table:formula="of:=[.D49]+[.D50]" office:value-type="percentage" office:value="0.447384">
            <text:p>44.7%</text:p>
          </table:table-cell>
          <table:table-cell table:style-name="ce13" table:formula="of:=[.E49]+[.E50]" office:value-type="percentage" office:value="0.892684">
            <text:p>89.3%</text:p>
          </table:table-cell>
          <table:table-cell table:style-name="ce13" table:formula="of:=[.F49]+[.F50]" office:value-type="percentage" office:value="0.429866">
            <text:p>43.0%</text:p>
          </table:table-cell>
          <table:table-cell table:style-name="ce13" table:formula="of:=[.G49]+[.G50]" office:value-type="percentage" office:value="0.631206">
            <text:p>63.1%</text:p>
          </table:table-cell>
          <table:table-cell table:number-columns-repeated="1017"/>
        </table:table-row>
        <table:table-row table:style-name="ro1">
          <table:table-cell office:value-type="string">
            <text:p>a lot</text:p>
          </table:table-cell>
          <table:table-cell table:style-name="ce13" table:formula="of:=[.D40]" office:value-type="percentage" office:value="0.306774">
            <text:p>30.7%</text:p>
          </table:table-cell>
          <table:table-cell table:style-name="ce13" table:formula="of:=[.L40]" office:value-type="percentage" office:value="0.104673">
            <text:p>10.5%</text:p>
          </table:table-cell>
          <table:table-cell table:style-name="ce13" table:formula="of:=[.L40]" office:value-type="percentage" office:value="0.104673">
            <text:p>10.5%</text:p>
          </table:table-cell>
          <table:table-cell table:style-name="ce13" table:formula="of:=[.AB40]" office:value-type="percentage" office:value="0.606015">
            <text:p>60.6%</text:p>
          </table:table-cell>
          <table:table-cell table:style-name="ce13" table:formula="of:=[.AJ41]" office:value-type="percentage" office:value="0.105089">
            <text:p>10.5%</text:p>
          </table:table-cell>
          <table:table-cell table:style-name="ce13" table:formula="of:=[.AR41]" office:value-type="percentage" office:value="0.210404">
            <text:p>21.0%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8177">
            <text:p>8177</text:p>
          </table:table-cell>
          <table:table-cell office:value-type="float" office:value="0.416013">
            <text:p>0.416013</text:p>
          </table:table-cell>
          <table:table-cell office:value-type="float" office:value="0.002107">
            <text:p>0.002107</text:p>
          </table:table-cell>
          <table:table-cell table:number-columns-repeated="1004"/>
        </table:table-row>
        <table:table-row table:style-name="ro1">
          <table:table-cell office:value-type="string">
            <text:p>some</text:p>
          </table:table-cell>
          <table:table-cell table:style-name="ce13" table:formula="of:=[.D41]" office:value-type="percentage" office:value="0.336668">
            <text:p>33.7%</text:p>
          </table:table-cell>
          <table:table-cell table:style-name="ce13" table:formula="of:=[.L41]" office:value-type="percentage" office:value="0.342711">
            <text:p>34.3%</text:p>
          </table:table-cell>
          <table:table-cell table:style-name="ce13" table:formula="of:=[.L41]" office:value-type="percentage" office:value="0.342711">
            <text:p>34.3%</text:p>
          </table:table-cell>
          <table:table-cell table:style-name="ce13" table:formula="of:=[.AB41]" office:value-type="percentage" office:value="0.286669">
            <text:p>28.7%</text:p>
          </table:table-cell>
          <table:table-cell table:style-name="ce13" table:formula="of:=[.AJ42]" office:value-type="percentage" office:value="0.324777">
            <text:p>32.5%</text:p>
          </table:table-cell>
          <table:table-cell table:style-name="ce13" table:formula="of:=[.AR42]" office:value-type="percentage" office:value="0.420802">
            <text:p>42.1%</text:p>
          </table:table-cell>
          <table:table-cell table:number-columns-repeated="9"/>
          <table:table-cell office:value-type="string">
            <text:p>+-----------------------------------------+</text:p>
          </table:table-cell>
          <table:table-cell table:number-columns-repeated="1007"/>
        </table:table-row>
        <table:table-row table:style-name="ro1">
          <table:table-cell office:value-type="string">
            <text:p>a little</text:p>
          </table:table-cell>
          <table:table-cell table:style-name="ce13" table:formula="of:=[.D42]" office:value-type="percentage" office:value="0.236941">
            <text:p>23.7%</text:p>
          </table:table-cell>
          <table:table-cell table:style-name="ce13" table:formula="of:=[.L42]" office:value-type="percentage" office:value="0.322352">
            <text:p>32.2%</text:p>
          </table:table-cell>
          <table:table-cell table:style-name="ce13" table:formula="of:=[.L42]" office:value-type="percentage" office:value="0.322352">
            <text:p>32.2%</text:p>
          </table:table-cell>
          <table:table-cell table:style-name="ce13" table:formula="of:=[.AB42]" office:value-type="percentage" office:value="0.087054">
            <text:p>8.7%</text:p>
          </table:table-cell>
          <table:table-cell table:style-name="ce13" table:formula="of:=[.AJ43]" office:value-type="percentage" office:value="0.319548">
            <text:p>32.0%</text:p>
          </table:table-cell>
          <table:table-cell table:style-name="ce13" table:formula="of:=[.AR43]" office:value-type="percentage" office:value="0.278341">
            <text:p>27.8%</text:p>
          </table:table-cell>
          <table:table-cell table:number-columns-repeated="1017"/>
        </table:table-row>
        <table:table-row table:style-name="ro1">
          <table:table-cell office:value-type="string">
            <text:p>none</text:p>
          </table:table-cell>
          <table:table-cell table:style-name="ce13" table:formula="of:=[.D43]" office:value-type="percentage" office:value="0.119618">
            <text:p>12.0%</text:p>
          </table:table-cell>
          <table:table-cell table:style-name="ce13" table:formula="of:=[.L43]" office:value-type="percentage" office:value="0.230263">
            <text:p>23.0%</text:p>
          </table:table-cell>
          <table:table-cell table:style-name="ce13" table:formula="of:=[.L43]" office:value-type="percentage" office:value="0.230263">
            <text:p>23.0%</text:p>
          </table:table-cell>
          <table:table-cell table:style-name="ce13" table:formula="of:=[.AB43]" office:value-type="percentage" office:value="0.020262">
            <text:p>2.0%</text:p>
          </table:table-cell>
          <table:table-cell table:style-name="ce13" table:formula="of:=[.AJ44]" office:value-type="percentage" office:value="0.250586">
            <text:p>25.1%</text:p>
          </table:table-cell>
          <table:table-cell table:style-name="ce13" table:formula="of:=[.AR44]" office:value-type="percentage" office:value="0.090453">
            <text:p>9.0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table:formula="of:=[.B51]+[.B52]" office:value-type="percentage" office:value="0.356559">
            <text:p>35.7%</text:p>
          </table:table-cell>
          <table:table-cell table:style-name="ce13" table:formula="of:=[.C51]+[.C52]" office:value-type="percentage" office:value="0.552615">
            <text:p>55.3%</text:p>
          </table:table-cell>
          <table:table-cell table:style-name="ce13" table:formula="of:=[.D51]+[.D52]" office:value-type="percentage" office:value="0.552615">
            <text:p>55.3%</text:p>
          </table:table-cell>
          <table:table-cell table:style-name="ce13" table:formula="of:=[.E51]+[.E52]" office:value-type="percentage" office:value="0.107316">
            <text:p>10.7%</text:p>
          </table:table-cell>
          <table:table-cell table:style-name="ce13" table:formula="of:=[.F51]+[.F52]" office:value-type="percentage" office:value="0.570134">
            <text:p>57.0%</text:p>
          </table:table-cell>
          <table:table-cell table:style-name="ce13" table:formula="of:=[.G51]+[.G52]" office:value-type="percentage" office:value="0.368794">
            <text:p>36.9%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isone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ewspaper</text:p>
          </table:table-cell>
          <table:table-cell office:value-type="string">
            <text:p>magazines</text:p>
          </table:table-cell>
          <table:table-cell office:value-type="string">
            <text:p>internet</text:p>
          </table:table-cell>
          <table:table-cell office:value-type="string">
            <text:p>radio and tv</text:p>
          </table:table-cell>
          <table:table-cell office:value-type="string">
            <text:p>books and brochures</text:p>
          </table:table-cell>
          <table:table-cell office:value-type="string">
            <text:p>family, friends, coworkers</text:p>
          </table:table-cell>
          <table:table-cell table:number-columns-repeated="1017"/>
        </table:table-row>
        <table:table-row table:style-name="ro1">
          <table:table-cell office:value-type="string">
            <text:p>a lot or some</text:p>
          </table:table-cell>
          <table:table-cell table:style-name="ce13" table:formula="of:=[.B59]+[.B60]" office:value-type="percentage" office:value="0.643506">
            <text:p>64.4%</text:p>
          </table:table-cell>
          <table:table-cell table:style-name="ce13" table:formula="of:=[.C59]+[.C60]" office:value-type="percentage" office:value="0.53551">
            <text:p>53.6%</text:p>
          </table:table-cell>
          <table:table-cell table:style-name="ce13"/>
          <table:table-cell table:style-name="ce13" table:formula="of:=[.E59]+[.E60]" office:value-type="percentage" office:value="0.816386">
            <text:p>81.6%</text:p>
          </table:table-cell>
          <table:table-cell table:style-name="ce13" table:formula="of:=[.F59]+[.F60]" office:value-type="percentage" office:value="0.517306">
            <text:p>51.7%</text:p>
          </table:table-cell>
          <table:table-cell table:style-name="ce13" table:formula="of:=[.G59]+[.G60]" office:value-type="percentage" office:value="0.54879">
            <text:p>54.9%</text:p>
          </table:table-cell>
          <table:table-cell table:number-columns-repeated="1017"/>
        </table:table-row>
        <table:table-row table:style-name="ro1">
          <table:table-cell office:value-type="string">
            <text:p>a lot</text:p>
          </table:table-cell>
          <table:table-cell table:style-name="ce13" table:formula="of:=[.D89]" office:value-type="percentage" office:value="0.399557">
            <text:p>40.0%</text:p>
          </table:table-cell>
          <table:table-cell table:style-name="ce13" table:formula="of:=[.L89]" office:value-type="percentage" office:value="0.236195">
            <text:p>23.6%</text:p>
          </table:table-cell>
          <table:table-cell table:style-name="ce13"/>
          <table:table-cell table:style-name="ce13" table:formula="of:=[.T88]" office:value-type="percentage" office:value="0.584825">
            <text:p>58.5%</text:p>
          </table:table-cell>
          <table:table-cell table:style-name="ce13" table:formula="of:=[.AB88]" office:value-type="percentage" office:value="0.224884">
            <text:p>22.5%</text:p>
          </table:table-cell>
          <table:table-cell table:style-name="ce13" table:formula="of:=[.AJ89]" office:value-type="percentage" office:value="0.2268">
            <text:p>22.7%</text:p>
          </table:table-cell>
          <table:table-cell table:number-columns-repeated="1017"/>
        </table:table-row>
        <table:table-row table:style-name="ro1">
          <table:table-cell office:value-type="string">
            <text:p>some</text:p>
          </table:table-cell>
          <table:table-cell table:style-name="ce13" table:formula="of:=[.D90]" office:value-type="percentage" office:value="0.243949">
            <text:p>24.4%</text:p>
          </table:table-cell>
          <table:table-cell table:style-name="ce13" table:formula="of:=[.L90]" office:value-type="percentage" office:value="0.299315">
            <text:p>29.9%</text:p>
          </table:table-cell>
          <table:table-cell table:style-name="ce13"/>
          <table:table-cell table:style-name="ce13" table:formula="of:=[.T89]" office:value-type="percentage" office:value="0.231561">
            <text:p>23.2%</text:p>
          </table:table-cell>
          <table:table-cell table:style-name="ce13" table:formula="of:=[.AB89]" office:value-type="percentage" office:value="0.292422">
            <text:p>29.2%</text:p>
          </table:table-cell>
          <table:table-cell table:style-name="ce13" table:formula="of:=[.AJ90]" office:value-type="percentage" office:value="0.32199">
            <text:p>32.2%</text:p>
          </table:table-cell>
          <table:table-cell table:number-columns-repeated="1017"/>
        </table:table-row>
        <table:table-row table:style-name="ro1">
          <table:table-cell office:value-type="string">
            <text:p>a little</text:p>
          </table:table-cell>
          <table:table-cell table:style-name="ce13" table:formula="of:=[.D91]" office:value-type="percentage" office:value="0.169607">
            <text:p>17.0%</text:p>
          </table:table-cell>
          <table:table-cell table:style-name="ce13" table:formula="of:=[.L91]" office:value-type="percentage" office:value="0.240356">
            <text:p>24.0%</text:p>
          </table:table-cell>
          <table:table-cell table:style-name="ce13"/>
          <table:table-cell table:style-name="ce13" table:formula="of:=[.T90]" office:value-type="percentage" office:value="0.120662">
            <text:p>12.1%</text:p>
          </table:table-cell>
          <table:table-cell table:style-name="ce13" table:formula="of:=[.AB90]" office:value-type="percentage" office:value="0.244535">
            <text:p>24.5%</text:p>
          </table:table-cell>
          <table:table-cell table:style-name="ce13" table:formula="of:=[.AJ91]" office:value-type="percentage" office:value="0.280044">
            <text:p>28.0%</text:p>
          </table:table-cell>
          <table:table-cell table:number-columns-repeated="1017"/>
        </table:table-row>
        <table:table-row table:style-name="ro1">
          <table:table-cell office:value-type="string">
            <text:p>none</text:p>
          </table:table-cell>
          <table:table-cell table:style-name="ce13" table:formula="of:=[.D92]" office:value-type="percentage" office:value="0.186887">
            <text:p>18.7%</text:p>
          </table:table-cell>
          <table:table-cell table:style-name="ce13" table:formula="of:=[.L92]" office:value-type="percentage" office:value="0.224133">
            <text:p>22.4%</text:p>
          </table:table-cell>
          <table:table-cell table:style-name="ce13"/>
          <table:table-cell table:style-name="ce13" table:formula="of:=[.T91]" office:value-type="percentage" office:value="0.062952">
            <text:p>6.3%</text:p>
          </table:table-cell>
          <table:table-cell table:style-name="ce13" table:formula="of:=[.AB91]" office:value-type="percentage" office:value="0.238159">
            <text:p>23.8%</text:p>
          </table:table-cell>
          <table:table-cell table:style-name="ce13" table:formula="of:=[.AJ92]" office:value-type="percentage" office:value="0.171165">
            <text:p>17.1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 little or none</text:p>
          </table:table-cell>
          <table:table-cell table:style-name="ce13" table:formula="of:=[.B61]+[.B62]" office:value-type="percentage" office:value="0.356494">
            <text:p>35.6%</text:p>
          </table:table-cell>
          <table:table-cell table:style-name="ce13" table:formula="of:=[.C61]+[.C62]" office:value-type="percentage" office:value="0.464489">
            <text:p>46.4%</text:p>
          </table:table-cell>
          <table:table-cell/>
          <table:table-cell table:style-name="ce13" table:formula="of:=[.E61]+[.E62]" office:value-type="percentage" office:value="0.183614">
            <text:p>18.4%</text:p>
          </table:table-cell>
          <table:table-cell table:style-name="ce13" table:formula="of:=[.F61]+[.F62]" office:value-type="percentage" office:value="0.482694">
            <text:p>48.3%</text:p>
          </table:table-cell>
          <table:table-cell table:style-name="ce13" table:formula="of:=[.G61]+[.G62]" office:value-type="percentage" office:value="0.451209">
            <text:p>45.1%</text:p>
          </table:table-cell>
          <table:table-cell table:number-columns-repeated="9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05,</text:p>
          </table:table-cell>
          <table:table-cell office:value-type="string">
            <text:p>subpop(prison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10,</text:p>
          </table:table-cell>
          <table:table-cell office:value-type="string">
            <text:p>subpop(prison)</text:p>
          </table:table-cell>
          <table:table-cell office:value-type="string">
            <text:p>nolabel</text:p>
          </table:table-cell>
          <table:table-cell table:number-columns-repeated="995"/>
        </table:table-row>
        <table:table-row table:style-name="ro1" table:number-rows-repeated="7">
          <table:table-cell/>
          <table:table-cell table:style-name="ce13" table:number-columns-repeated="2"/>
          <table:table-cell/>
          <table:table-cell table:style-name="ce13" table:number-columns-repeated="3"/>
          <table:table-cell table:number-columns-repeated="1017"/>
        </table:table-row>
        <table:table-row table:style-name="ro1"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390,</text:p>
          </table:table-cell>
          <table:table-cell office:value-type="string">
            <text:p>subpop(prison)</text:p>
          </table:table-cell>
          <table:table-cell office:value-type="string">
            <text:p>nolabel</text:p>
          </table:table-cell>
          <table:table-cell table:number-columns-repeated="3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395,</text:p>
          </table:table-cell>
          <table:table-cell office:value-type="string">
            <text:p>subpop(prison)</text:p>
          </table:table-cell>
          <table:table-cell office:value-type="string">
            <text:p>nolabel</text:p>
          </table:table-cell>
          <table:table-cell table:number-columns-repeated="19"/>
          <table:table-cell office:value-type="string">
            <text:p>.</text:p>
          </table:table-cell>
          <table:table-cell office:value-type="string">
            <text:p>svyprop</text:p>
          </table:table-cell>
          <table:table-cell office:value-type="string">
            <text:p>dbq1415,</text:p>
          </table:table-cell>
          <table:table-cell office:value-type="string">
            <text:p>subpop(prison)</text:p>
          </table:table-cell>
          <table:table-cell office:value-type="string">
            <text:p>nolabel</text:p>
          </table:table-cell>
          <table:table-cell table:number-columns-repeated="987"/>
        </table:table-row>
        <table:table-row table:style-name="ro1">
          <table:table-cell table:number-columns-repeated="16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999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7">
            <text:p>19247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6">
            <text:p>19246</text:p>
          </table:table-cell>
          <table:table-cell/>
          <table:table-cell office:value-type="string">
            <text:p>------------------------------------------------------------------------------</text:p>
          </table:table-cell>
          <table:table-cell table:number-columns-repeated="991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9">
            <text:p>19249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8">
            <text:p>19248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6">
            <text:p>19246</text:p>
          </table:table-cell>
          <table:table-cell table:number-columns-repeated="985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985"/>
        </table:table-row>
        <table:table-row table:style-name="ro1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3"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900000">
            <text:p>2.16E+08</text:p>
          </table:table-cell>
          <table:table-cell table:number-columns-repeated="3"/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14" office:value-type="float" office:value="215800000">
            <text:p>2.16E+08</text:p>
          </table:table-cell>
          <table:table-cell table:number-columns-repeated="987"/>
        </table:table-row>
        <table:table-row table:style-name="ro1"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3"/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3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8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987"/>
        </table:table-row>
        <table:table-row table:style-name="ro1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23"/>
          <table:table-cell office:value-type="string">
            <text:p>------------------------------------------------------------------------------</text:p>
          </table:table-cell>
          <table:table-cell table:number-columns-repeated="991"/>
        </table:table-row>
        <table:table-row table:style-name="ro1">
          <table:table-cell table:number-columns-repeated="16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997"/>
        </table:table-row>
        <table:table-row table:style-name="ro1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21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989"/>
        </table:table-row>
        <table:table-row table:style-name="ro1">
          <table:table-cell table:number-columns-repeated="17"/>
          <table:table-cell office:value-type="string">
            <text:p>+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+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7"/>
          <table:table-cell office:value-type="string">
            <text:p>dbq140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41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+----------------------------------------+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dbq139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39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----------------------------------------</text:p>
          </table:table-cell>
          <table:table-cell table:number-columns-repeated="7"/>
          <table:table-cell office:value-type="string">
            <text:p>----------------------------------------</text:p>
          </table:table-cell>
          <table:table-cell table:number-columns-repeated="7"/>
          <table:table-cell office:value-type="string">
            <text:p>dbq141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----------------------------------------</text:p>
          </table:table-cell>
          <table:table-cell table:number-columns-repeated="7"/>
          <table:table-cell office:value-type="string">
            <text:p>----------------------------------------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.584825">
            <text:p>0.584825</text:p>
          </table:table-cell>
          <table:table-cell office:value-type="float" office:value="0.02281">
            <text:p>0.0228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0.224884">
            <text:p>0.224884</text:p>
          </table:table-cell>
          <table:table-cell office:value-type="float" office:value="0.002026">
            <text:p>0.002026</text:p>
          </table:table-cell>
          <table:table-cell table:number-columns-repeated="4"/>
          <table:table-cell office:value-type="string">
            <text:p>----------------------------------------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0.399557">
            <text:p>0.399557</text:p>
          </table:table-cell>
          <table:table-cell office:value-type="float" office:value="0.025299">
            <text:p>0.02529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0.236195">
            <text:p>0.236195</text:p>
          </table:table-cell>
          <table:table-cell office:value-type="float" office:value="0.003061">
            <text:p>0.0030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0.231561">
            <text:p>0.231561</text:p>
          </table:table-cell>
          <table:table-cell office:value-type="float" office:value="0.017072">
            <text:p>0.01707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0.292422">
            <text:p>0.292422</text:p>
          </table:table-cell>
          <table:table-cell office:value-type="float" office:value="0.016688">
            <text:p>0.01668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0.2268">
            <text:p>0.2268</text:p>
          </table:table-cell>
          <table:table-cell office:value-type="float" office:value="0.002108">
            <text:p>0.00210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0.243949">
            <text:p>0.243949</text:p>
          </table:table-cell>
          <table:table-cell office:value-type="float" office:value="0.006356">
            <text:p>0.00635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0.299315">
            <text:p>0.299315</text:p>
          </table:table-cell>
          <table:table-cell office:value-type="float" office:value="0.008568">
            <text:p>0.00856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0.120662">
            <text:p>0.120662</text:p>
          </table:table-cell>
          <table:table-cell office:value-type="float" office:value="0.012724">
            <text:p>0.01272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0.244535">
            <text:p>0.244535</text:p>
          </table:table-cell>
          <table:table-cell office:value-type="float" office:value="0.000299">
            <text:p>0.00029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0.32199">
            <text:p>0.32199</text:p>
          </table:table-cell>
          <table:table-cell office:value-type="float" office:value="0.000404">
            <text:p>0.000404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0.169607">
            <text:p>0.169607</text:p>
          </table:table-cell>
          <table:table-cell office:value-type="float" office:value="0.020463">
            <text:p>0.02046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office:value-type="float" office:value="0.240356">
            <text:p>0.240356</text:p>
          </table:table-cell>
          <table:table-cell office:value-type="float" office:value="0.00569">
            <text:p>0.0056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.062952">
            <text:p>0.062952</text:p>
          </table:table-cell>
          <table:table-cell office:value-type="float" office:value="0.006987">
            <text:p>0.00698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73">
            <text:p>273</text:p>
          </table:table-cell>
          <table:table-cell office:value-type="float" office:value="0.238159">
            <text:p>0.238159</text:p>
          </table:table-cell>
          <table:table-cell office:value-type="float" office:value="0.014362">
            <text:p>0.01436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0.280044">
            <text:p>0.280044</text:p>
          </table:table-cell>
          <table:table-cell office:value-type="float" office:value="0.003714">
            <text:p>0.003714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0.186887">
            <text:p>0.186887</text:p>
          </table:table-cell>
          <table:table-cell office:value-type="float" office:value="0.011192">
            <text:p>0.01119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0.224133">
            <text:p>0.224133</text:p>
          </table:table-cell>
          <table:table-cell office:value-type="float" office:value="0.011197">
            <text:p>0.011197</text:p>
          </table:table-cell>
          <table:table-cell table:number-columns-repeated="4"/>
          <table:table-cell office:value-type="string">
            <text:p>+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0.171165">
            <text:p>0.171165</text:p>
          </table:table-cell>
          <table:table-cell office:value-type="float" office:value="0.002009">
            <text:p>0.002009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+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23"/>
          <table:table-cell office:value-type="string">
            <text:p>+----------------------------------------+</text:p>
          </table:table-cell>
          <table:table-cell table:number-columns-repeated="990"/>
        </table:table-row>
        <table:table-row table:style-name="ro1">
          <table:table-cell table:number-columns-repeated="16"/>
          <table:table-cell office:value-type="string">
            <text:p>.</text:p>
          </table:table-cell>
          <table:table-cell table:number-columns-repeated="1007"/>
        </table:table-row>
        <table:table-row table:style-name="ro1">
          <table:table-cell table:number-columns-repeated="32"/>
          <table:table-cell office:value-type="string">
            <text:p>.</text:p>
          </table:table-cell>
          <table:table-cell table:number-columns-repeated="99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&amp; fed, 2004" table:style-name="ta4" table:print="false">
        <table:table-column table:style-name="co10" table:default-cell-style-name="ce15"/>
        <table:table-column table:style-name="co2" table:number-columns-repeated="1023" table:default-cell-style-name="ce15"/>
        <table:table-row table:style-name="ro2">
          <table:table-cell office:value-type="string">
            <text:p>Media use in U.S. state and federal prisons, 200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Source:</text:p>
          </table:table-cell>
          <table:table-cell table:number-columns-repeated="1023"/>
        </table:table-row>
        <table:table-row table:style-name="ro2">
          <table:table-cell office:value-type="string">
            <text:p>U.S. Dept. of Justice, Bureau of Justice Statistics. SURVEY OF INMATES</text:p>
          </table:table-cell>
          <table:table-cell table:number-columns-repeated="1023"/>
        </table:table-row>
        <table:table-row table:style-name="ro2">
          <table:table-cell office:value-type="string">
            <text:p>IN STATE AND FEDERAL CORRECTIONAL FACILITIES, 2004</text:p>
          </table:table-cell>
          <table:table-cell table:number-columns-repeated="1023"/>
        </table:table-row>
        <table:table-row table:style-name="ro2">
          <table:table-cell office:value-type="string">
            <text:p>[Computer file]. ICPSR04572-v1. Ann Arbor, MI: Inter-university</text:p>
          </table:table-cell>
          <table:table-cell table:number-columns-repeated="1023"/>
        </table:table-row>
        <table:table-row table:style-name="ro2">
          <table:table-cell office:value-type="string">
            <text:p>Consortium for Political and Social Research [producer and distributor],</text:p>
          </table:table-cell>
          <table:table-cell table:number-columns-repeated="1023"/>
        </table:table-row>
        <table:table-row table:style-name="ro2">
          <table:table-cell office:value-type="string">
            <text:p>2007-02-28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variable defini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fw=v2927</text:p>
          </table:table-cell>
          <table:table-cell table:number-columns-repeated="1023"/>
        </table:table-row>
        <table:table-row table:style-name="ro2">
          <table:table-cell office:value-type="string">
            <text:p>gen one=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tva=v2439</text:p>
          </table:table-cell>
          <table:table-cell table:number-columns-repeated="1023"/>
        </table:table-row>
        <table:table-row table:style-name="ro2">
          <table:table-cell office:value-type="string">
            <text:p>gen tvp=v2440</text:p>
          </table:table-cell>
          <table:table-cell table:number-columns-repeated="1023"/>
        </table:table-row>
        <table:table-row table:style-name="ro2">
          <table:table-cell office:value-type="string">
            <text:p>gen reada=v2443</text:p>
          </table:table-cell>
          <table:table-cell table:number-columns-repeated="1023"/>
        </table:table-row>
        <table:table-row table:style-name="ro2">
          <table:table-cell office:value-type="string">
            <text:p>gen readp=v244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tvt=v2441</text:p>
          </table:table-cell>
          <table:table-cell table:number-columns-repeated="1023"/>
        </table:table-row>
        <table:table-row table:style-name="ro2">
          <table:table-cell office:value-type="string">
            <text:p>replace tvt=. if v2441&gt;24</text:p>
          </table:table-cell>
          <table:table-cell table:number-columns-repeated="1023"/>
        </table:table-row>
        <table:table-row table:style-name="ro2">
          <table:table-cell office:value-type="string">
            <text:p>replace tvt=tvt+v2442/60 if v2442&lt;61</text:p>
          </table:table-cell>
          <table:table-cell table:number-columns-repeated="1023"/>
        </table:table-row>
        <table:table-row table:style-name="ro2">
          <table:table-cell office:value-type="string">
            <text:p>replace tvt=v2442/60 if tvt==. &amp; v2442&lt;61</text:p>
          </table:table-cell>
          <table:table-cell table:number-columns-repeated="1023"/>
        </table:table-row>
        <table:table-row table:style-name="ro2">
          <table:table-cell office:value-type="string">
            <text:p>replace tvt=. if reada&gt;1</text:p>
          </table:table-cell>
          <table:table-cell table:number-columns-repeated="1023"/>
        </table:table-row>
        <table:table-row table:style-name="ro2">
          <table:table-cell office:value-type="string">
            <text:p>replace tvt=. if tva&gt;1</text:p>
          </table:table-cell>
          <table:table-cell table:number-columns-repeated="1023"/>
        </table:table-row>
        <table:table-row table:style-name="ro2">
          <table:table-cell office:value-type="string">
            <text:p>replace tvt=0 if reada==1 &amp; tva==1 &amp; tvt==. &amp; tvp==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readt=v2445</text:p>
          </table:table-cell>
          <table:table-cell table:number-columns-repeated="1023"/>
        </table:table-row>
        <table:table-row table:style-name="ro2">
          <table:table-cell office:value-type="string">
            <text:p>replace readt=. if v2445&gt;24</text:p>
          </table:table-cell>
          <table:table-cell table:number-columns-repeated="1023"/>
        </table:table-row>
        <table:table-row table:style-name="ro2">
          <table:table-cell office:value-type="string">
            <text:p>replace readt=readt+v2446/60 if v2446&lt;61</text:p>
          </table:table-cell>
          <table:table-cell table:number-columns-repeated="1023"/>
        </table:table-row>
        <table:table-row table:style-name="ro2">
          <table:table-cell office:value-type="string">
            <text:p>replace readt=v2446/60 if readt==. &amp; v2446&lt;61</text:p>
          </table:table-cell>
          <table:table-cell table:number-columns-repeated="1023"/>
        </table:table-row>
        <table:table-row table:style-name="ro2">
          <table:table-cell office:value-type="string">
            <text:p>replace readt=. if reada&gt;1</text:p>
          </table:table-cell>
          <table:table-cell table:number-columns-repeated="1023"/>
        </table:table-row>
        <table:table-row table:style-name="ro2">
          <table:table-cell office:value-type="string">
            <text:p>replace readt=. if tva&gt;1</text:p>
          </table:table-cell>
          <table:table-cell table:number-columns-repeated="1023"/>
        </table:table-row>
        <table:table-row table:style-name="ro2">
          <table:table-cell office:value-type="string">
            <text:p>replace readt=0 if reada==1 &amp; tva==1 &amp; readt==. &amp; readp==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. svytab reada tva, count format(%10.0fc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weight: <text:s/>fw <text:s text:c="35"/>Number of obs <text:s text:c="5"/>= <text:s text:c="4"/>18185</text:p>
          </table:table-cell>
          <table:table-cell table:number-columns-repeated="1023"/>
        </table:table-row>
        <table:table-row table:style-name="ro2">
          <table:table-cell office:value-type="string">
            <text:p>Strata: <text:s text:c="2"/>&lt;one&gt; <text:s text:c="32"/>Number of strata <text:s text:c="2"/>= <text:s text:c="8"/>1</text:p>
          </table:table-cell>
          <table:table-cell table:number-columns-repeated="1023"/>
        </table:table-row>
        <table:table-row table:style-name="ro2">
          <table:table-cell office:value-type="string">
            <text:p>PSU: <text:s text:c="5"/>&lt;observations&gt; <text:s text:c="23"/>Number of PSUs <text:s text:c="4"/>= <text:s text:c="4"/>18185</text:p>
          </table:table-cell>
          <table:table-cell table:number-columns-repeated="1023"/>
        </table:table-row>
        <table:table-row table:style-name="ro2">
          <table:table-cell office:value-type="string">
            <text:p><text:s text:c="48"/>Population size <text:s text:c="3"/>= 1355469.9</text:p>
          </table:table-cell>
          <table:table-cell table:number-columns-repeated="2"/>
          <table:table-cell office:value-type="string">
            <text:p>1 Y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2 No</text:p>
          </table:table-cell>
          <table:table-cell table:number-columns-repeated="1020"/>
        </table:table-row>
        <table:table-row table:style-name="ro2">
          <table:table-cell office:value-type="string">
            <text:p>----------------------------------------------------------------------------</text:p>
          </table:table-cell>
          <table:table-cell table:number-columns-repeated="2"/>
          <table:table-cell office:value-type="string">
            <text:p>7 Don't know</text:p>
          </table:table-cell>
          <table:table-cell table:number-columns-repeated="1020"/>
        </table:table-row>
        <table:table-row table:style-name="ro2">
          <table:table-cell office:value-type="string">
            <text:p>s10q4a: <text:s text:c="2"/>|</text:p>
          </table:table-cell>
          <table:table-cell table:number-columns-repeated="2"/>
          <table:table-cell office:value-type="string">
            <text:p>8 Refused</text:p>
          </table:table-cell>
          <table:table-cell table:number-columns-repeated="1020"/>
        </table:table-row>
        <table:table-row table:style-name="ro2">
          <table:table-cell office:value-type="string">
            <text:p>newspaper |</text:p>
          </table:table-cell>
          <table:table-cell table:number-columns-repeated="2"/>
          <table:table-cell office:value-type="string">
            <text:p>9 (M) Blank (missing)</text:p>
          </table:table-cell>
          <table:table-cell table:number-columns-repeated="1020"/>
        </table:table-row>
        <table:table-row table:style-name="ro2">
          <table:table-cell office:value-type="string">
            <text:p>s, <text:s text:c="7"/>|</text:p>
          </table:table-cell>
          <table:table-cell table:number-columns-repeated="1023"/>
        </table:table-row>
        <table:table-row table:style-name="ro2">
          <table:table-cell office:value-type="string">
            <text:p>magazines |</text:p>
          </table:table-cell>
          <table:table-cell table:number-columns-repeated="1023"/>
        </table:table-row>
        <table:table-row table:style-name="ro2">
          <table:table-cell office:value-type="string">
            <text:p>, or <text:s text:c="5"/>| <text:s text:c="12"/>s10q3a: television available in this pri <text:s text:c="11"/></text:p>
          </table:table-cell>
          <table:table-cell/>
          <table:table-cell office:value-type="string">
            <text:p>tv available</text:p>
          </table:table-cell>
          <table:table-cell table:number-columns-repeated="1021"/>
        </table:table-row>
        <table:table-row table:style-name="ro2">
          <table:table-cell office:value-type="string">
            <text:p>books <text:s text:c="4"/>| <text:s text:c="8"/>1 <text:s text:c="9"/>2 <text:s text:c="9"/>7 <text:s text:c="9"/>8 <text:s text:c="9"/>9 <text:s text:c="5"/>Total</text:p>
          </table:table-cell>
          <table:table-cell office:value-type="string">
            <text:p>reading availab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2">
          <table:table-cell office:value-type="string">
            <text:p>----------+-----------------------------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1,143,788 <text:s text:c="4"/>97,157 <text:s text:c="9"/>0 <text:s text:c="7"/>109 <text:s text:c="9"/>0 <text:s/>1,241,054</text:p>
          </table:table-cell>
          <table:table-cell office:value-type="string">
            <text:p>1 Yes</text:p>
          </table:table-cell>
          <table:table-cell table:style-name="ce16" office:value-type="float" office:value="1143788">
            <text:p>1,143,788</text:p>
          </table:table-cell>
          <table:table-cell table:style-name="ce16" office:value-type="float" office:value="97157">
            <text:p>97,157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style-name="ce16" office:value-type="float" office:value="1241054">
            <text:p>1,241,054</text:p>
          </table:table-cell>
          <table:table-cell table:number-columns-repeated="1016"/>
        </table:table-row>
        <table:table-row table:style-name="ro2">
          <table:table-cell office:value-type="string">
            <text:p><text:s text:c="8"/>2 | <text:s text:c="3"/>55,350 <text:s text:c="4"/>38,041 <text:s text:c="9"/>0 <text:s text:c="9"/>0 <text:s text:c="9"/>0 <text:s text:c="4"/>93,391</text:p>
          </table:table-cell>
          <table:table-cell office:value-type="string">
            <text:p>2 No</text:p>
          </table:table-cell>
          <table:table-cell table:style-name="ce16" office:value-type="float" office:value="55350">
            <text:p>55,350</text:p>
          </table:table-cell>
          <table:table-cell table:style-name="ce16" office:value-type="float" office:value="38041">
            <text:p>38,041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93391">
            <text:p>93,391</text:p>
          </table:table-cell>
          <table:table-cell table:number-columns-repeated="1016"/>
        </table:table-row>
        <table:table-row table:style-name="ro2">
          <table:table-cell office:value-type="string">
            <text:p><text:s text:c="8"/>7 | <text:s text:c="6"/>475 <text:s text:c="9"/>0 <text:s text:c="7"/>822 <text:s text:c="9"/>0 <text:s text:c="9"/>0 <text:s text:c="5"/>1,297</text:p>
          </table:table-cell>
          <table:table-cell office:value-type="string">
            <text:p>7 Don't know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1297">
            <text:p>1,297</text:p>
          </table:table-cell>
          <table:table-cell table:number-columns-repeated="1016"/>
        </table:table-row>
        <table:table-row table:style-name="ro2">
          <table:table-cell office:value-type="string">
            <text:p><text:s text:c="8"/>8 | <text:s text:c="6"/>191 <text:s text:c="9"/>0 <text:s text:c="9"/>0 <text:s text:c="5"/>5,115 <text:s text:c="9"/>0 <text:s text:c="5"/>5,306</text:p>
          </table:table-cell>
          <table:table-cell office:value-type="string">
            <text:p>8 Refused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5115">
            <text:p>5,115</text:p>
          </table:table-cell>
          <table:table-cell office:value-type="float" office:value="0">
            <text:p>0</text:p>
          </table:table-cell>
          <table:table-cell table:style-name="ce16" office:value-type="float" office:value="5306">
            <text:p>5,306</text:p>
          </table:table-cell>
          <table:table-cell table:number-columns-repeated="1016"/>
        </table:table-row>
        <table:table-row table:style-name="ro2">
          <table:table-cell office:value-type="string">
            <text:p><text:s text:c="8"/>9 | <text:s text:c="8"/>0 <text:s text:c="9"/>0 <text:s text:c="9"/>0 <text:s text:c="9"/>0 <text:s text:c="4"/>14,421 <text:s text:c="4"/>14,421</text:p>
          </table:table-cell>
          <table:table-cell office:value-type="string">
            <text:p>9 (M) Blank (missing)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6" office:value-type="float" office:value="14421">
            <text:p>14,421</text:p>
          </table:table-cell>
          <table:table-cell table:number-columns-repeated="1016"/>
        </table:table-row>
        <table:table-row table:style-name="ro2">
          <table:table-cell office:value-type="string">
            <text:p><text:s text:c="10"/>| 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<text:s text:c="4"/>Total | 1,199,804 <text:s text:c="3"/>135,198 <text:s text:c="7"/>822 <text:s text:c="5"/>5,224 <text:s text:c="4"/>14,421 <text:s/>1,355,470</text:p>
          </table:table-cell>
          <table:table-cell office:value-type="string">
            <text:p>Total</text:p>
          </table:table-cell>
          <table:table-cell table:style-name="ce16" office:value-type="float" office:value="1199804">
            <text:p>1,199,804</text:p>
          </table:table-cell>
          <table:table-cell table:style-name="ce16" office:value-type="float" office:value="135198">
            <text:p>135,198</text:p>
          </table:table-cell>
          <table:table-cell office:value-type="float" office:value="822">
            <text:p>822</text:p>
          </table:table-cell>
          <table:table-cell table:style-name="ce16" office:value-type="float" office:value="5224">
            <text:p>5,224</text:p>
          </table:table-cell>
          <table:table-cell table:style-name="ce16" office:value-type="float" office:value="14421">
            <text:p>14,421</text:p>
          </table:table-cell>
          <table:table-cell table:style-name="ce16" office:value-type="float" office:value="1355470">
            <text:p>1,355,470</text:p>
          </table:table-cell>
          <table:table-cell table:number-columns-repeated="1016"/>
        </table:table-row>
        <table:table-row table:style-name="ro2">
          <table:table-cell office:value-type="string">
            <text:p>----------------------------------------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2"/>Key: <text:s/>weighted counts</text:p>
          </table:table-cell>
          <table:table-cell/>
          <table:table-cell office:value-type="string">
            <text:p>tv available</text:p>
          </table:table-cell>
          <table:table-cell/>
          <table:table-cell table:style-name="ce17" table:formula="of:=[.C62]/([.C62]+[.D62])" office:value-type="percentage" office:value="0.89872824160563">
            <text:p>89.9%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tv &amp; reading</text:p>
          </table:table-cell>
          <table:table-cell/>
          <table:table-cell table:style-name="ce17" table:formula="of:=[.C56]/SUM([.C56:.D57])" office:value-type="percentage" office:value="0.857196388315986">
            <text:p>85.7%</text:p>
          </table:table-cell>
          <table:table-cell table:number-columns-repeated="1019"/>
        </table:table-row>
        <table:table-row table:style-name="ro2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2">
          <table:table-cell office:value-type="string">
            <text:p><text:s text:c="4"/>Uncorrected <text:s text:c="2"/>chi2(16) <text:s text:c="7"/>= <text:s/>4.83e+04</text:p>
          </table:table-cell>
          <table:table-cell table:number-columns-repeated="1023"/>
        </table:table-row>
        <table:table-row table:style-name="ro2">
          <table:table-cell office:value-type="string">
            <text:p><text:s text:c="4"/>Design-based <text:s/>F(8.95, <text:s/>1.6e+05)= 4270.0612 <text:s text:c="3"/>P = 0.000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. table one [pw=fw], c(mean tvt p50 tv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6"/>one | <text:s/>mean(tvt) <text:s text:c="3"/>med(tvt)</text:p>
          </table:table-cell>
          <table:table-cell table:number-columns-repeated="1023"/>
        </table:table-row>
        <table:table-row table:style-name="ro2">
          <table:table-cell office:value-type="string">
            <text:p>----------+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<text:s text:c="2"/>2.651079 <text:s text:c="10"/>2</text:p>
          </table:table-cell>
          <table:table-cell office:value-type="float" office:value="2.651079">
            <text:p>2.651079</text:p>
          </table:table-cell>
          <table:table-cell table:number-columns-repeated="1022"/>
        </table:table-row>
        <table:table-row table:style-name="ro2">
          <table:table-cell office:value-type="string">
            <text:p>----------------------------------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. table one [pw=fw], c(mean readt p50 read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6"/>one | mean(readt) <text:s text:c="2"/>med(readt)</text:p>
          </table:table-cell>
          <table:table-cell table:number-columns-repeated="1023"/>
        </table:table-row>
        <table:table-row table:style-name="ro2">
          <table:table-cell office:value-type="string">
            <text:p>----------+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<text:s text:c="3"/>2.190784 <text:s text:c="11"/>1</text:p>
          </table:table-cell>
          <table:table-cell office:value-type="float" office:value="2.190784">
            <text:p>2.190784</text:p>
          </table:table-cell>
          <table:table-cell table:number-columns-repeated="1022"/>
        </table:table-row>
        <table:table-row table:style-name="ro2">
          <table:table-cell office:value-type="string">
            <text:p>------------------------------------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string">
            <text:p>------------------------------------</text:p>
          </table:table-cell>
          <table:table-cell table:number-columns-repeated="102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ils, 2002" table:style-name="ta5" table:print="false">
        <table:table-column table:style-name="co11" table:default-cell-style-name="ce15"/>
        <table:table-column table:style-name="co2" table:number-columns-repeated="1023" table:default-cell-style-name="ce15"/>
        <table:table-row table:style-name="ro2">
          <table:table-cell office:value-type="string">
            <text:p>Jail inmates use of media, U.S. 200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bulated from:</text:p>
          </table:table-cell>
          <table:table-cell table:number-columns-repeated="1023"/>
        </table:table-row>
        <table:table-row table:style-name="ro2">
          <table:table-cell office:value-type="string">
            <text:p>U.S. Dept. of Justice, Bureau of Justice Statistics. SURVEY OF INMATES</text:p>
          </table:table-cell>
          <table:table-cell table:number-columns-repeated="1023"/>
        </table:table-row>
        <table:table-row table:style-name="ro2">
          <table:table-cell office:value-type="string">
            <text:p>IN LOCAL JAILS, 2002 [UNITED STATES] [Computer file]. Conducted</text:p>
          </table:table-cell>
          <table:table-cell table:number-columns-repeated="1023"/>
        </table:table-row>
        <table:table-row table:style-name="ro2">
          <table:table-cell office:value-type="string">
            <text:p>by U.S. Dept. of Commerce, Bureau of the Census. ICPSR04359-v1.</text:p>
          </table:table-cell>
          <table:table-cell table:number-columns-repeated="1023"/>
        </table:table-row>
        <table:table-row table:style-name="ro2">
          <table:table-cell office:value-type="string">
            <text:p>Ann Arbor, MI: Inter-university Consortium for Political and Social</text:p>
          </table:table-cell>
          <table:table-cell table:number-columns-repeated="1023"/>
        </table:table-row>
        <table:table-row table:style-name="ro2">
          <table:table-cell office:value-type="string">
            <text:p>Research [producer and distributor], 2006-03-17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variable definitions:</text:p>
          </table:table-cell>
          <table:table-cell table:number-columns-repeated="1023"/>
        </table:table-row>
        <table:table-row table:style-name="ro2">
          <table:table-cell office:value-type="string">
            <text:p>gen fw=v2264</text:p>
          </table:table-cell>
          <table:table-cell table:number-columns-repeated="1023"/>
        </table:table-row>
        <table:table-row table:style-name="ro2">
          <table:table-cell office:value-type="string">
            <text:p>gen one=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tva=v2060</text:p>
          </table:table-cell>
          <table:table-cell table:number-columns-repeated="1023"/>
        </table:table-row>
        <table:table-row table:style-name="ro2">
          <table:table-cell office:value-type="string">
            <text:p>gen tvp=v2061</text:p>
          </table:table-cell>
          <table:table-cell table:number-columns-repeated="1023"/>
        </table:table-row>
        <table:table-row table:style-name="ro2">
          <table:table-cell office:value-type="string">
            <text:p>gen reada=v2064</text:p>
          </table:table-cell>
          <table:table-cell table:number-columns-repeated="1023"/>
        </table:table-row>
        <table:table-row table:style-name="ro2">
          <table:table-cell office:value-type="string">
            <text:p>gen readp=v206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tvt=v2062</text:p>
          </table:table-cell>
          <table:table-cell table:number-columns-repeated="1023"/>
        </table:table-row>
        <table:table-row table:style-name="ro2">
          <table:table-cell office:value-type="string">
            <text:p>replace tvt=. if v2062&gt;24</text:p>
          </table:table-cell>
          <table:table-cell table:number-columns-repeated="1023"/>
        </table:table-row>
        <table:table-row table:style-name="ro2">
          <table:table-cell office:value-type="string">
            <text:p>replace tvt=tvt+v2063/60 if v2063&lt;61</text:p>
          </table:table-cell>
          <table:table-cell table:number-columns-repeated="1023"/>
        </table:table-row>
        <table:table-row table:style-name="ro2">
          <table:table-cell office:value-type="string">
            <text:p>replace tvt=v2063/60 if tvt==. &amp; v2063&lt;61</text:p>
          </table:table-cell>
          <table:table-cell table:number-columns-repeated="1023"/>
        </table:table-row>
        <table:table-row table:style-name="ro2">
          <table:table-cell office:value-type="string">
            <text:p>replace tvt=. if reada&gt;1</text:p>
          </table:table-cell>
          <table:table-cell table:number-columns-repeated="1023"/>
        </table:table-row>
        <table:table-row table:style-name="ro2">
          <table:table-cell office:value-type="string">
            <text:p>replace tvt=. if tva&gt;1</text:p>
          </table:table-cell>
          <table:table-cell table:number-columns-repeated="1023"/>
        </table:table-row>
        <table:table-row table:style-name="ro2">
          <table:table-cell office:value-type="string">
            <text:p>replace tvt=0 if reada==1 &amp; tva==1 &amp; tvt==. &amp; tvp==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 readt=v2066</text:p>
          </table:table-cell>
          <table:table-cell table:number-columns-repeated="1023"/>
        </table:table-row>
        <table:table-row table:style-name="ro2">
          <table:table-cell office:value-type="string">
            <text:p>replace readt=. if v2066&gt;24</text:p>
          </table:table-cell>
          <table:table-cell table:number-columns-repeated="1023"/>
        </table:table-row>
        <table:table-row table:style-name="ro2">
          <table:table-cell office:value-type="string">
            <text:p>replace readt=readt+v2067/60 if v2067&lt;61</text:p>
          </table:table-cell>
          <table:table-cell table:number-columns-repeated="1023"/>
        </table:table-row>
        <table:table-row table:style-name="ro2">
          <table:table-cell office:value-type="string">
            <text:p>replace readt=v2067/60 if readt==. &amp; v2067&lt;61</text:p>
          </table:table-cell>
          <table:table-cell table:number-columns-repeated="1023"/>
        </table:table-row>
        <table:table-row table:style-name="ro2">
          <table:table-cell office:value-type="string">
            <text:p>replace readt=. if reada&gt;1</text:p>
          </table:table-cell>
          <table:table-cell table:number-columns-repeated="1023"/>
        </table:table-row>
        <table:table-row table:style-name="ro2">
          <table:table-cell office:value-type="string">
            <text:p>replace readt=. if tva&gt;1</text:p>
          </table:table-cell>
          <table:table-cell table:number-columns-repeated="1023"/>
        </table:table-row>
        <table:table-row table:style-name="ro2">
          <table:table-cell office:value-type="string">
            <text:p>replace readt=0 if reada==1 &amp; tva==1 &amp; readt==. &amp; readp==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. svytab tva reada, count format(%10.0fc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weight: <text:s/>v2291 <text:s text:c="32"/>Number of obs <text:s text:c="5"/>= <text:s text:c="5"/>6982</text:p>
          </table:table-cell>
          <table:table-cell table:number-columns-repeated="1023"/>
        </table:table-row>
        <table:table-row table:style-name="ro2">
          <table:table-cell office:value-type="string">
            <text:p>Strata: <text:s text:c="2"/>&lt;one&gt; <text:s text:c="32"/>Number of strata <text:s text:c="2"/>= <text:s text:c="8"/>1</text:p>
          </table:table-cell>
          <table:table-cell table:number-columns-repeated="2"/>
          <table:table-cell office:value-type="string">
            <text:p>1 Yes</text:p>
          </table:table-cell>
          <table:table-cell table:number-columns-repeated="1020"/>
        </table:table-row>
        <table:table-row table:style-name="ro2">
          <table:table-cell office:value-type="string">
            <text:p>PSU: <text:s text:c="5"/>&lt;observations&gt; <text:s text:c="23"/>Number of PSUs <text:s text:c="4"/>= <text:s text:c="5"/>6982</text:p>
          </table:table-cell>
          <table:table-cell table:number-columns-repeated="2"/>
          <table:table-cell office:value-type="string">
            <text:p>2 No</text:p>
          </table:table-cell>
          <table:table-cell table:number-columns-repeated="1020"/>
        </table:table-row>
        <table:table-row table:style-name="ro2">
          <table:table-cell office:value-type="string">
            <text:p><text:s text:c="48"/>Population size <text:s text:c="3"/>= 631241.01</text:p>
          </table:table-cell>
          <table:table-cell table:number-columns-repeated="2"/>
          <table:table-cell office:value-type="string">
            <text:p>7 (M) Don't Know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8 (M) Refused</text:p>
          </table:table-cell>
          <table:table-cell table:number-columns-repeated="1020"/>
        </table:table-row>
        <table:table-row table:style-name="ro2">
          <table:table-cell office:value-type="string">
            <text:p>----------------------------------------------------------------</text:p>
          </table:table-cell>
          <table:table-cell table:number-columns-repeated="2"/>
          <table:table-cell office:value-type="string">
            <text:p>9 (M) Blank</text:p>
          </table:table-cell>
          <table:table-cell table:number-columns-repeated="1020"/>
        </table:table-row>
        <table:table-row table:style-name="ro2">
          <table:table-cell office:value-type="string">
            <text:p><text:s text:c="10"/>| <text:s text:c="23"/>reada <text:s text:c="23"/></text:p>
          </table:table-cell>
          <table:table-cell table:number-columns-repeated="3"/>
          <table:table-cell office:value-type="string">
            <text:p>reada</text:p>
          </table:table-cell>
          <table:table-cell table:number-columns-repeated="2"/>
          <table:table-cell office:value-type="string">
            <text:p><text:s text:c="8"/></text:p>
          </table:table-cell>
          <table:table-cell table:number-columns-repeated="1016"/>
        </table:table-row>
        <table:table-row table:style-name="ro2">
          <table:table-cell office:value-type="string">
            <text:p><text:s text:c="6"/>tva | <text:s text:c="6"/>1 <text:s text:c="7"/>2 <text:s text:c="7"/>7 <text:s text:c="7"/>8 <text:s text:c="7"/>9 <text:s text:c="3"/>Total</text:p>
          </table:table-cell>
          <table:table-cell office:value-type="string">
            <text:p>tv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2">
          <table:table-cell office:value-type="string">
            <text:p>----------+-----------------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496,239 <text:s text:c="2"/>51,793 <text:s text:c="5"/>345 <text:s text:c="7"/>0 <text:s text:c="7"/>0 <text:s/>548,378</text:p>
          </table:table-cell>
          <table:table-cell office:value-type="string">
            <text:p>1 Yes</text:p>
          </table:table-cell>
          <table:table-cell table:style-name="ce16" office:value-type="float" office:value="496239">
            <text:p>496,239</text:p>
          </table:table-cell>
          <table:table-cell table:style-name="ce16" office:value-type="float" office:value="51793">
            <text:p>51,793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548378">
            <text:p>548,378</text:p>
          </table:table-cell>
          <table:table-cell table:number-columns-repeated="1016"/>
        </table:table-row>
        <table:table-row table:style-name="ro2">
          <table:table-cell office:value-type="string">
            <text:p><text:s text:c="8"/>2 | <text:s/>50,313 <text:s text:c="2"/>21,297 <text:s text:c="5"/>156 <text:s text:c="7"/>0 <text:s text:c="7"/>0 <text:s text:c="2"/>71,767</text:p>
          </table:table-cell>
          <table:table-cell office:value-type="string">
            <text:p>2 No</text:p>
          </table:table-cell>
          <table:table-cell table:style-name="ce16" office:value-type="float" office:value="50313">
            <text:p>50,313</text:p>
          </table:table-cell>
          <table:table-cell table:style-name="ce16" office:value-type="float" office:value="21297">
            <text:p>21,29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71767">
            <text:p>71,767</text:p>
          </table:table-cell>
          <table:table-cell table:number-columns-repeated="1016"/>
        </table:table-row>
        <table:table-row table:style-name="ro2">
          <table:table-cell office:value-type="string">
            <text:p><text:s text:c="8"/>7 | <text:s text:c="4"/>118 <text:s text:c="6"/>18 <text:s text:c="5"/>476 <text:s text:c="7"/>0 <text:s text:c="7"/>0 <text:s text:c="5"/>611</text:p>
          </table:table-cell>
          <table:table-cell office:value-type="string">
            <text:p>7 (M) Don't Know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476">
            <text:p>476</text:p>
          </table:table-cell>
          <table:table-cell table:number-columns-repeated="2" office:value-type="float" office:value="0">
            <text:p>0</text:p>
          </table:table-cell>
          <table:table-cell office:value-type="float" office:value="611">
            <text:p>611</text:p>
          </table:table-cell>
          <table:table-cell table:number-columns-repeated="1016"/>
        </table:table-row>
        <table:table-row table:style-name="ro2">
          <table:table-cell office:value-type="string">
            <text:p><text:s text:c="8"/>8 | <text:s text:c="5"/>39 <text:s text:c="7"/>0 <text:s text:c="7"/>0 <text:s text:c="3"/>4,716 <text:s text:c="7"/>0 <text:s text:c="3"/>4,755</text:p>
          </table:table-cell>
          <table:table-cell office:value-type="string">
            <text:p>8 (M) Refuse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4716">
            <text:p>4,716</text:p>
          </table:table-cell>
          <table:table-cell office:value-type="float" office:value="0">
            <text:p>0</text:p>
          </table:table-cell>
          <table:table-cell table:style-name="ce16" office:value-type="float" office:value="4755">
            <text:p>4,755</text:p>
          </table:table-cell>
          <table:table-cell table:number-columns-repeated="1016"/>
        </table:table-row>
        <table:table-row table:style-name="ro2">
          <table:table-cell office:value-type="string">
            <text:p><text:s text:c="8"/>9 | <text:s text:c="6"/>0 <text:s text:c="7"/>0 <text:s text:c="7"/>0 <text:s text:c="7"/>0 <text:s text:c="3"/>5,730 <text:s text:c="3"/>5,730</text:p>
          </table:table-cell>
          <table:table-cell office:value-type="string">
            <text:p>9 (M) Blank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6" office:value-type="float" office:value="5730">
            <text:p>5,730</text:p>
          </table:table-cell>
          <table:table-cell table:number-columns-repeated="1016"/>
        </table:table-row>
        <table:table-row table:style-name="ro2">
          <table:table-cell office:value-type="string">
            <text:p><text:s text:c="10"/>| 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<text:s text:c="4"/>Total | 546,709 <text:s text:c="2"/>73,108 <text:s text:c="5"/>977 <text:s text:c="3"/>4,716 <text:s text:c="3"/>5,730 <text:s/>631,241</text:p>
          </table:table-cell>
          <table:table-cell office:value-type="string">
            <text:p>Total</text:p>
          </table:table-cell>
          <table:table-cell table:style-name="ce16" office:value-type="float" office:value="546709">
            <text:p>546,709</text:p>
          </table:table-cell>
          <table:table-cell table:style-name="ce16" office:value-type="float" office:value="73108">
            <text:p>73,108</text:p>
          </table:table-cell>
          <table:table-cell office:value-type="float" office:value="977">
            <text:p>977</text:p>
          </table:table-cell>
          <table:table-cell table:style-name="ce16" office:value-type="float" office:value="4716">
            <text:p>4,716</text:p>
          </table:table-cell>
          <table:table-cell table:style-name="ce16" office:value-type="float" office:value="5730">
            <text:p>5,730</text:p>
          </table:table-cell>
          <table:table-cell table:style-name="ce16" office:value-type="float" office:value="631241">
            <text:p>631,241</text:p>
          </table:table-cell>
          <table:table-cell table:number-columns-repeated="1016"/>
        </table:table-row>
        <table:table-row table:style-name="ro2">
          <table:table-cell office:value-type="string">
            <text:p>----------------------------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2"/>Key: <text:s/>weighted counts</text:p>
          </table:table-cell>
          <table:table-cell/>
          <table:table-cell office:value-type="string">
            <text:p>tv available</text:p>
          </table:table-cell>
          <table:table-cell/>
          <table:table-cell table:style-name="ce17" table:formula="of:=[.C56]/([.C56]+[.D56])" office:value-type="percentage" office:value="0.882049056415039">
            <text:p>88.2%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tv &amp; reading</text:p>
          </table:table-cell>
          <table:table-cell/>
          <table:table-cell table:style-name="ce17" table:formula="of:=[.C50]/SUM([.C50:.D51])" office:value-type="percentage" office:value="0.80084790895388">
            <text:p>80.1%</text:p>
          </table:table-cell>
          <table:table-cell table:number-columns-repeated="1019"/>
        </table:table-row>
        <table:table-row table:style-name="ro2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2">
          <table:table-cell office:value-type="string">
            <text:p><text:s text:c="4"/>Uncorrected <text:s text:c="2"/>chi2(16) <text:s text:c="7"/>= <text:s/>1.68e+04</text:p>
          </table:table-cell>
          <table:table-cell table:number-columns-repeated="1023"/>
        </table:table-row>
        <table:table-row table:style-name="ro2">
          <table:table-cell office:value-type="string">
            <text:p><text:s text:c="4"/>Design-based <text:s/>F(9.75, 68061.48)= 1493.9071 <text:s text:c="3"/>P = 0.00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. table one [pw=fw], c(mean tvt p50 tv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6"/>one | <text:s/>mean(tvt) <text:s text:c="3"/>med(tvt)</text:p>
          </table:table-cell>
          <table:table-cell table:number-columns-repeated="1023"/>
        </table:table-row>
        <table:table-row table:style-name="ro2">
          <table:table-cell office:value-type="string">
            <text:p>----------+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<text:s text:c="2"/>2.604195 <text:s text:c="10"/>2</text:p>
          </table:table-cell>
          <table:table-cell office:value-type="float" office:value="2.604195">
            <text:p>2.604195</text:p>
          </table:table-cell>
          <table:table-cell table:number-columns-repeated="1022"/>
        </table:table-row>
        <table:table-row table:style-name="ro2">
          <table:table-cell office:value-type="string">
            <text:p>----------------------------------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. table one [pw=fw], c(mean readt p50 read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----------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6"/>one | mean(readt) <text:s text:c="2"/>med(readt)</text:p>
          </table:table-cell>
          <table:table-cell table:number-columns-repeated="1023"/>
        </table:table-row>
        <table:table-row table:style-name="ro2">
          <table:table-cell office:value-type="string">
            <text:p>----------+-------------------------</text:p>
          </table:table-cell>
          <table:table-cell table:number-columns-repeated="1023"/>
        </table:table-row>
        <table:table-row table:style-name="ro2">
          <table:table-cell office:value-type="string">
            <text:p><text:s text:c="8"/>1 | <text:s text:c="3"/>2.562658 <text:s text:c="9"/>1.5</text:p>
          </table:table-cell>
          <table:table-cell office:value-type="float" office:value="2.562658">
            <text:p>2.562658</text:p>
          </table:table-cell>
          <table:table-cell table:number-columns-repeated="102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dia-use_20_summary" style:display-name="PageStyle_media-use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a-use_20_frequency" style:display-name="PageStyle_media-use freq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_20_sources" style:display-name="PageStyle_info 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_20__26__20_fed_2c__20_2004" style:display-name="PageStyle_state &amp; fed, 2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ils_2c__20_2002" style:display-name="PageStyle_jails, 200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614" meta:object-count="0"/>
    <meta:generator>OpenOffice/4.1.1$Win32 OpenOffice.org_project/411m6$Build-9775</meta:generator>
  </office:meta>
</office:document-meta>
</file>